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2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94.21mm"/>
    </style:style>
    <style:style style:name="co7" style:family="table-column">
      <style:table-column-properties fo:break-before="auto" style:column-width="120.99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120.17mm"/>
    </style:style>
    <style:style style:name="co12" style:family="table-column">
      <style:table-column-properties fo:break-before="auto" style:column-width="50.7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3" style:family="table-cell" style:parent-style-name="Default"/>
    <style:style style:name="ce2" style:family="table-cell" style:parent-style-name="Default"/>
    <style:style style:name="ce7" style:family="table-cell" style:parent-style-name="Default"/>
    <style:style style:name="ce4" style:family="table-cell" style:parent-style-name="Default" style:data-style-name="N100"/>
    <style:style style:name="ce13" style:family="table-cell" style:parent-style-name="Default"/>
    <style:style style:name="ce14" style:family="table-cell" style:parent-style-name="Default"/>
    <style:style style:name="ce6" style:family="table-cell" style:parent-style-name="Default"/>
    <style:style style:name="ce16" style:family="table-cell" style:parent-style-name="Default"/>
    <style:style style:name="ce17" style:family="table-cell" style:parent-style-name="Default">
      <style:map style:condition="cell-content()&gt;1" style:apply-style-name="Note" style:base-cell-address="AviationCompanies_Web.X2"/>
    </style:style>
    <style:style style:name="ce18" style:family="table-cell" style:parent-style-name="Default">
      <style:map style:condition="cell-content()&gt;1" style:apply-style-name="Note" style:base-cell-address="AviationCompanies_Web.X3"/>
    </style:style>
    <style:style style:name="ce8" style:family="table-cell" style:parent-style-name="Default">
      <style:map style:condition="cell-content()&gt;1" style:apply-style-name="Note" style:base-cell-address="AviationCompanies_Web.X3"/>
    </style:style>
    <style:style style:name="ce20" style:family="table-cell" style:parent-style-name="Default">
      <style:map style:condition="cell-content()&gt;1" style:apply-style-name="Note" style:base-cell-address="AviationCompanies_Web.X101"/>
    </style:style>
    <style:style style:name="ce9" style:family="table-cell" style:parent-style-name="Default">
      <style:map style:condition="cell-content()&gt;1" style:apply-style-name="Note" style:base-cell-address="AviationCompanies_Web.X3"/>
    </style:style>
    <style:style style:name="ce10" style:family="table-cell" style:parent-style-name="Default">
      <style:map style:condition="cell-content()&gt;1" style:apply-style-name="Note" style:base-cell-address="AviationCompanies_Web.X105"/>
    </style:style>
    <style:style style:name="ce11" style:family="table-cell" style:parent-style-name="Default">
      <style:map style:condition="cell-content()&gt;1" style:apply-style-name="Note" style:base-cell-address="AviationCompanies_Web.Y2"/>
    </style:style>
    <style:style style:name="ce24" style:family="table-cell" style:parent-style-name="Default">
      <style:map style:condition="cell-content()&gt;1" style:apply-style-name="Note" style:base-cell-address="AviationCompanies_Web.Y101"/>
    </style:style>
  </office:automatic-styles>
  <office:body>
    <office:spreadsheet>
      <table:calculation-settings table:automatic-find-labels="false" table:use-regular-expressions="false" table:use-wildcards="true"/>
      <table:table table:name="AviationCompanies_W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ce1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DNS Name</text:p>
          </table:table-cell>
          <table:table-cell office:value-type="string" calcext:value-type="string">
            <text:p>P80 Status Code</text:p>
          </table:table-cell>
          <table:table-cell office:value-type="string" calcext:value-type="string">
            <text:p>P80 Body Len</text:p>
          </table:table-cell>
          <table:table-cell office:value-type="string" calcext:value-type="string">
            <text:p>P443 Status Code</text:p>
          </table:table-cell>
          <table:table-cell office:value-type="string" calcext:value-type="string">
            <text:p>P443 Body Len</text:p>
          </table:table-cell>
          <table:table-cell office:value-type="string" calcext:value-type="string">
            <text:p>P443 Names</text:p>
          </table:table-cell>
          <table:table-cell office:value-type="string" calcext:value-type="string">
            <text:p>P443 Fingerprint</text:p>
          </table:table-cell>
          <table:table-cell table:style-name="ce4" office:value-type="string" calcext:value-type="string">
            <text:p>P443 Timely</text:p>
          </table:table-cell>
          <table:table-cell table:style-name="ce4" office:value-type="string" calcext:value-type="string">
            <text:p>P443 Self Signed</text:p>
          </table:table-cell>
          <table:table-cell office:value-type="string" calcext:value-type="string">
            <text:p>P443 RSA Len</text:p>
          </table:table-cell>
          <table:table-cell office:value-type="string" calcext:value-type="string">
            <text:p>P443 Cipher Suite</text:p>
          </table:table-cell>
          <table:table-cell table:style-name="ce4" office:value-type="string" calcext:value-type="string">
            <text:p>P443 Browser Trusted</text:p>
          </table:table-cell>
          <table:table-cell office:value-type="string" calcext:value-type="string">
            <text:p>P443-with-sni Status Code</text:p>
          </table:table-cell>
          <table:table-cell office:value-type="string" calcext:value-type="string">
            <text:p>P443-with-sni Body Len</text:p>
          </table:table-cell>
          <table:table-cell office:value-type="string" calcext:value-type="string">
            <text:p>P443-with-sni Names</text:p>
          </table:table-cell>
          <table:table-cell office:value-type="string" calcext:value-type="string">
            <text:p>P443-with-sni Fingerprint</text:p>
          </table:table-cell>
          <table:table-cell table:style-name="ce4" office:value-type="string" calcext:value-type="string">
            <text:p>P443-with-sni Timely</text:p>
          </table:table-cell>
          <table:table-cell table:style-name="ce4" office:value-type="string" calcext:value-type="string">
            <text:p>P443-with-sni Self Signed</text:p>
          </table:table-cell>
          <table:table-cell office:value-type="string" calcext:value-type="string">
            <text:p>P443-with-sni RSA Len</text:p>
          </table:table-cell>
          <table:table-cell office:value-type="string" calcext:value-type="string">
            <text:p>P443-with-sni Cipher Suite</text:p>
          </table:table-cell>
          <table:table-cell table:style-name="ce4" office:value-type="string" calcext:value-type="string">
            <text:p>P443-with-sni Browser Trusted</text:p>
          </table:table-cell>
          <table:table-cell/>
          <table:table-cell table:style-name="Default" office:value-type="string" calcext:value-type="string">
            <text:p>P443 Duplicate Count</text:p>
          </table:table-cell>
          <table:table-cell table:style-name="Default" office:value-type="string" calcext:value-type="string">
            <text:p>P443-with-sni Duplicate Count</text:p>
          </table:table-cell>
        </table:table-row>
        <table:table-row table:style-name="ro1">
          <table:table-cell office:value-type="string" calcext:value-type="string">
            <text:p>ACG Aircraft Leasing Ireland </text:p>
          </table:table-cell>
          <table:table-cell office:value-type="string" calcext:value-type="string">
            <text:p>aviationcapitalgroup.com</text:p>
          </table:table-cell>
          <table:table-cell office:value-type="float" office:value="999" calcext:value-type="float">
            <text:p>999</text:p>
          </table:table-cell>
          <table:table-cell office:value-type="float" office:value="90" calcext:value-type="float">
            <text:p>90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ww.aviationcapitalgroup.com;www.aviationcapitalgroup.com;aviationcapitalgroup.com;</text:p>
          </table:table-cell>
          <table:table-cell table:style-name="ce1" office:value-type="string" calcext:value-type="string">
            <text:p>010fb51ba79ac03bb6e1a3ec36bcaf4cc93c3a6706a9311f2110e411aafe0e4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viationcapitalgroup.com;www.aviationcapitalgroup.com;www.aviationcapitalgroup.com;</text:p>
          </table:table-cell>
          <table:table-cell table:style-name="ce13" office:value-type="string" calcext:value-type="string">
            <text:p>010fb51ba79ac03bb6e1a3ec36bcaf4cc93c3a6706a9311f2110e411aafe0e4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17" table:formula="of:=COUNTIF([.H$2:.H$100];[.H2])" office:value-type="float" office:value="1" calcext:value-type="float">
            <text:p>1</text:p>
          </table:table-cell>
          <table:table-cell table:formula="of:=COUNTIF([.Q$2:.Q$100];[.Q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jet</text:p>
          </table:table-cell>
          <table:table-cell office:value-type="string" calcext:value-type="string">
            <text:p>cityjet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www.cityjet.com;www.cityjet.com;cityjet.com;</text:p>
          </table:table-cell>
          <table:table-cell table:style-name="ce3" office:value-type="string" calcext:value-type="string">
            <text:p>04cdb643313d30e4733f4630c732cd2eea0c7495c6d7769303a4989d522e212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cityjet.com;www.cityjet.com;www.cityjet.com;</text:p>
          </table:table-cell>
          <table:table-cell table:style-name="ce14" office:value-type="string" calcext:value-type="string">
            <text:p>04cdb643313d30e4733f4630c732cd2eea0c7495c6d7769303a4989d522e212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18" table:formula="of:=COUNTIF([.H$2:.H$100];[.H3])" office:value-type="float" office:value="1" calcext:value-type="float">
            <text:p>1</text:p>
          </table:table-cell>
          <table:table-cell table:formula="of:=COUNTIF([.Q$2:.Q$100];[.Q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calc.com.hk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02.advertising-black.com;s02.advertising-black.com;</text:p>
          </table:table-cell>
          <table:table-cell table:style-name="ce3" office:value-type="string" calcext:value-type="string">
            <text:p>0529896244c553dd63363691ddfb19566ecd078bb832a206a3128730ed62282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s02.advertising-black.com;s02.advertising-black.com;</text:p>
          </table:table-cell>
          <table:table-cell table:style-name="ce14" office:value-type="string" calcext:value-type="string">
            <text:p>0529896244c553dd63363691ddfb19566ecd078bb832a206a3128730ed62282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18" table:formula="of:=COUNTIF([.H$2:.H$100];[.H4])" office:value-type="float" office:value="1" calcext:value-type="float">
            <text:p>1</text:p>
          </table:table-cell>
          <table:table-cell table:formula="of:=COUNTIF([.Q$2:.Q$100];[.Q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 Aviation Partners</text:p>
          </table:table-cell>
          <table:table-cell office:value-type="string" calcext:value-type="string">
            <text:p>mcapgroup.com</text:p>
          </table:table-cell>
          <table:table-cell office:value-type="float" office:value="404" calcext:value-type="float">
            <text:p>404</text:p>
          </table:table-cell>
          <table:table-cell office:value-type="float" office:value="4359" calcext:value-type="float">
            <text:p>4359</text:p>
          </table:table-cell>
          <table:table-cell office:value-type="float" office:value="404" calcext:value-type="float">
            <text:p>404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*.getpantheon.com;getpantheon.com;*.gotpantheon.com;gotpantheon.com;*.pantheonsite.io;pantheonsite.io;*.getpantheon.com;*.pantheon.io;</text:p>
          </table:table-cell>
          <table:table-cell table:style-name="ce2" office:value-type="string" calcext:value-type="string">
            <text:p>0f9877d0cb57bc42b32dad21ee58c42690ac78294f9fb002fe5b9dab41d069b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5])" office:value-type="float" office:value="1" calcext:value-type="float">
            <text:p>1</text:p>
          </table:table-cell>
          <table:table-cell table:formula="of:=COUNTIF([.Q$2:.Q$100];[.Q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Cards</text:p>
          </table:table-cell>
          <table:table-cell office:value-type="string" calcext:value-type="string">
            <text:p>cloudcards.i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*.elive.net;*.elive.net;elive.net;</text:p>
          </table:table-cell>
          <table:table-cell table:style-name="ce2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elive.net;*.elive.net;*.elive.net;</text:p>
          </table:table-cell>
          <table:table-cell table:style-name="ce6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])" office:value-type="float" office:value="2" calcext:value-type="float">
            <text:p>2</text:p>
          </table:table-cell>
          <table:table-cell table:formula="of:=COUNTIF([.Q$2:.Q$100];[.Q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ry Airport</text:p>
          </table:table-cell>
          <table:table-cell office:value-type="string" calcext:value-type="string">
            <text:p>kerry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*.elive.net;*.elive.net;elive.net;</text:p>
          </table:table-cell>
          <table:table-cell table:style-name="ce2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elive.net;*.elive.net;*.elive.net;</text:p>
          </table:table-cell>
          <table:table-cell table:style-name="ce6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7])" office:value-type="float" office:value="2" calcext:value-type="float">
            <text:p>2</text:p>
          </table:table-cell>
          <table:table-cell table:formula="of:=COUNTIF([.Q$2:.Q$100];[.Q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CETB</text:p>
          </table:table-cell>
          <table:table-cell office:value-type="string" calcext:value-type="string">
            <text:p>limerickclare.etb.i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3" calcext:value-type="float">
            <text:p>403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localhost.localdomain;</text:p>
          </table:table-cell>
          <table:table-cell table:style-name="ce2" office:value-type="string" calcext:value-type="string">
            <text:p>22c1af7ea98ab9e23fb58e9f08c61f1e41071fd1b76ced2c12dc9cd67f0c976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3" calcext:value-type="float">
            <text:p>403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localhost.localdomain;</text:p>
          </table:table-cell>
          <table:table-cell table:style-name="ce6" office:value-type="string" calcext:value-type="string">
            <text:p>22c1af7ea98ab9e23fb58e9f08c61f1e41071fd1b76ced2c12dc9cd67f0c976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8])" office:value-type="float" office:value="1" calcext:value-type="float">
            <text:p>1</text:p>
          </table:table-cell>
          <table:table-cell table:formula="of:=COUNTIF([.Q$2:.Q$100];[.Q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us Aviation Capital Ireland</text:p>
          </table:table-cell>
          <table:table-cell office:value-type="string" calcext:value-type="string">
            <text:p>chorusaviation.ca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*.prnewswire.com;*.prnewswire.com;prnewswire.com;</text:p>
          </table:table-cell>
          <table:table-cell table:style-name="ce2" office:value-type="string" calcext:value-type="string">
            <text:p>309473978e16b2235edb90cd9bd30d338b46a1cb995c3efae5a6105d3c83cef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ww.chorusaviation.ca;chorusaviation.ca;chorusaviation.ca;</text:p>
          </table:table-cell>
          <table:table-cell table:style-name="ce6" office:value-type="string" calcext:value-type="string">
            <text:p>6d9953a4721652ff915712c64c165a4ce6f360f236f80d7381e101579239d52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9])" office:value-type="float" office:value="1" calcext:value-type="float">
            <text:p>1</text:p>
          </table:table-cell>
          <table:table-cell table:formula="of:=COUNTIF([.Q$2:.Q$100];[.Q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 Capital</text:p>
          </table:table-cell>
          <table:table-cell office:value-type="string" calcext:value-type="string">
            <text:p>dubaiaerospace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www.awas.com;awas.com;awas.com;mail.awas.com;</text:p>
          </table:table-cell>
          <table:table-cell table:style-name="ce2" office:value-type="string" calcext:value-type="string">
            <text:p>3348808aab634b0fcdd54e57aa7a89ee1d47e1d3fdd35eaebe3b0cb7b0b34f51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13537" calcext:value-type="float">
            <text:p>113537</text:p>
          </table:table-cell>
          <table:table-cell office:value-type="string" calcext:value-type="string">
            <text:p>dubaiaerospace.com;www.dubaiaerospace.com;www.dubaiaerospace.com;</text:p>
          </table:table-cell>
          <table:table-cell table:style-name="ce6" office:value-type="string" calcext:value-type="string">
            <text:p>443cd356e6b0814c17cff8e258cb0c14f5b1689fc5cc3a0512c933c0db8c637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0])" office:value-type="float" office:value="1" calcext:value-type="float">
            <text:p>1</text:p>
          </table:table-cell>
          <table:table-cell table:formula="of:=COUNTIF([.Q$2:.Q$100];[.Q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x Aviation</text:p>
          </table:table-cell>
          <table:table-cell office:value-type="string" calcext:value-type="string">
            <text:p>orix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791" calcext:value-type="float">
            <text:p>791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*.webspaceconfig.de;*.webspaceconfig.de;webspaceconfig.de;</text:p>
          </table:table-cell>
          <table:table-cell table:style-name="ce2" office:value-type="string" calcext:value-type="string">
            <text:p>370f8a13efd865365408e7f33e0603aba1ebb015b6fea5f059681adfa20a2ca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11])" office:value-type="float" office:value="1" calcext:value-type="float">
            <text:p>1</text:p>
          </table:table-cell>
          <table:table-cell table:formula="of:=COUNTIF([.Q$2:.Q$100];[.Q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olous Engine Service</text:p>
          </table:table-cell>
          <table:table-cell office:value-type="string" calcext:value-type="string">
            <text:p>aeolus-engineservices.com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116135" calcext:value-type="float">
            <text:p>116135</text:p>
          </table:table-cell>
          <table:table-cell office:value-type="string" calcext:value-type="string">
            <text:p>pemastore.com;pemastore.com;www.pemastore.com;</text:p>
          </table:table-cell>
          <table:table-cell table:style-name="ce2" office:value-type="string" calcext:value-type="string">
            <text:p>377ec044dce73e2a09985251f25c3587213051d9a9bf796354ccad70f45e263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6135" calcext:value-type="float">
            <text:p>116135</text:p>
          </table:table-cell>
          <table:table-cell office:value-type="string" calcext:value-type="string">
            <text:p>www.pemastore.com;pemastore.com;pemastore.com;</text:p>
          </table:table-cell>
          <table:table-cell table:style-name="ce6" office:value-type="string" calcext:value-type="string">
            <text:p>377ec044dce73e2a09985251f25c3587213051d9a9bf796354ccad70f45e263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2])" office:value-type="float" office:value="1" calcext:value-type="float">
            <text:p>1</text:p>
          </table:table-cell>
          <table:table-cell table:formula="of:=COUNTIF([.Q$2:.Q$100];[.Q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 Rianta International</text:p>
          </table:table-cell>
          <table:table-cell office:value-type="string" calcext:value-type="string">
            <text:p>ari.ie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.azurewebsites.net;*.scm.azurewebsites.net;*.azurewebsites.net;*.scm.azure-mobile.net;*.azure-mobile.net;*.sso.azurewebsites.net;</text:p>
          </table:table-cell>
          <table:table-cell table:style-name="ce6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3])" office:value-type="float" office:value="3" calcext:value-type="float">
            <text:p>3</text:p>
          </table:table-cell>
          <table:table-cell table:formula="of:=COUNTIF([.Q$2:.Q$100];[.Q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a</text:p>
          </table:table-cell>
          <table:table-cell office:value-type="string" calcext:value-type="string">
            <text:p>daa.ie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.azurewebsites.net;*.scm.azurewebsites.net;*.azurewebsites.net;*.scm.azure-mobile.net;*.azure-mobile.net;*.sso.azurewebsites.net;</text:p>
          </table:table-cell>
          <table:table-cell table:style-name="ce6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4])" office:value-type="float" office:value="3" calcext:value-type="float">
            <text:p>3</text:p>
          </table:table-cell>
          <table:table-cell table:formula="of:=COUNTIF([.Q$2:.Q$100];[.Q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E Parc Aviation</text:p>
          </table:table-cell>
          <table:table-cell office:value-type="string" calcext:value-type="string">
            <text:p>caeparcaviation.com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files.caeparcaviation.com;caeparcaviation.com;jobs.caeparcaviation.com;caeparcaviation.com;</text:p>
          </table:table-cell>
          <table:table-cell table:style-name="ce6" office:value-type="string" calcext:value-type="string">
            <text:p>ea7a89295b05592f40f28d33790b959bdf18bb3f435eb60fdd52c06b4bb3684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5])" office:value-type="float" office:value="3" calcext:value-type="float">
            <text:p>3</text:p>
          </table:table-cell>
          <table:table-cell table:formula="of:=COUNTIF([.Q$2:.Q$100];[.Q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demy of Aviation</text:p>
          </table:table-cell>
          <table:table-cell office:value-type="string" calcext:value-type="string">
            <text:p>aoa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webhostireland.ie;www.webhostireland.ie;webdisk.webhostireland.ie;webmail.webhostireland.ie;cpanel.webhostireland.ie;mail.webhostireland.ie;webhostireland.ie;autodiscover.webhostireland.ie;</text:p>
          </table:table-cell>
          <table:table-cell table:style-name="ce2" office:value-type="string" calcext:value-type="string">
            <text:p>416055cc9336a1bff68b3ed5e07e54a18b19b1ad1aec8ba0b0cbcef8c411ef6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8072" calcext:value-type="float">
            <text:p>58072</text:p>
          </table:table-cell>
          <table:table-cell office:value-type="string" calcext:value-type="string">
            <text:p>aoa.ie;autodiscover.aoa.ie;aoa.ie;mail.aoa.ie;cpanel.aoa.ie;webmail.aoa.ie;webdisk.aoa.ie;www.aoa.ie;</text:p>
          </table:table-cell>
          <table:table-cell table:style-name="ce6" office:value-type="string" calcext:value-type="string">
            <text:p>2107d85f12c7b2c37ca0d266f44900ecd4a93ba54af3325ac6437e1d9396335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6])" office:value-type="float" office:value="1" calcext:value-type="float">
            <text:p>1</text:p>
          </table:table-cell>
          <table:table-cell table:formula="of:=COUNTIF([.Q$2:.Q$100];[.Q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egal Airport</text:p>
          </table:table-cell>
          <table:table-cell office:value-type="string" calcext:value-type="string">
            <text:p>donegal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87495" calcext:value-type="float">
            <text:p>87495</text:p>
          </table:table-cell>
          <table:table-cell office:value-type="string" calcext:value-type="string">
            <text:p>acereg.com;webmail.acereg.com;www.acereg.com;mail.acereg.com;webdisk.acereg.com;acereg.com;cpanel.acereg.com;</text:p>
          </table:table-cell>
          <table:table-cell table:style-name="ce2" office:value-type="string" calcext:value-type="string">
            <text:p>48e9af10ca1baa337b7d90dec2f50ccdaada3ff75ef563cefb2fd95eeece77f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442" calcext:value-type="float">
            <text:p>23442</text:p>
          </table:table-cell>
          <table:table-cell office:value-type="string" calcext:value-type="string">
            <text:p>donegalairport.ie;donegalairport.ie;cpanel.donegalairport.ie;webdisk.donegalairport.ie;mail.donegalairport.ie;www.donegalairport.ie;webmail.donegalairport.ie;</text:p>
          </table:table-cell>
          <table:table-cell table:style-name="ce6" office:value-type="string" calcext:value-type="string">
            <text:p>056baf4653227b2a57b66d9b1cfa9f158ec66435ed2aa7526b2d23e17f96539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17])" office:value-type="float" office:value="1" calcext:value-type="float">
            <text:p>1</text:p>
          </table:table-cell>
          <table:table-cell table:formula="of:=COUNTIF([.Q$2:.Q$100];[.Q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ford Airport</text:p>
          </table:table-cell>
          <table:table-cell office:value-type="string" calcext:value-type="string">
            <text:p>waterfordairport.ie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ocs.dfrun.ie;docs.dfrun.ie;www.docs.dfrun.ie;</text:p>
          </table:table-cell>
          <table:table-cell table:style-name="ce2" office:value-type="string" calcext:value-type="string">
            <text:p>4b7194b47032cee8c0a4245577307f98f4b3c24d04a674cfadd042b72758261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www.waterfordairport.ie;waterfordairport.ie;waterfordairport.ie;</text:p>
          </table:table-cell>
          <table:table-cell table:style-name="ce6" office:value-type="string" calcext:value-type="string">
            <text:p>572cfdcdde71d2062f66949d762b6b84314f00771b92b8d5da748318592ce96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18])" office:value-type="float" office:value="1" calcext:value-type="float">
            <text:p>1</text:p>
          </table:table-cell>
          <table:table-cell table:formula="of:=COUNTIF([.Q$2:.Q$100];[.Q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m Flying Club</text:p>
          </table:table-cell>
          <table:table-cell office:value-type="string" calcext:value-type="string">
            <text:p>trimflyingclub.ie</text:p>
          </table:table-cell>
          <table:table-cell office:value-type="float" office:value="200" calcext:value-type="float">
            <text:p>200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www.trimflyingclub.ie;www.trimflyingclub.ie;trimflyingclub.ie;</text:p>
          </table:table-cell>
          <table:table-cell table:style-name="ce2" office:value-type="string" calcext:value-type="string">
            <text:p>5796fdbd6dd6dfae4463869d9c09affdd3b8f9ad4fe56ab6f06cc564dc833d0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19])" office:value-type="float" office:value="1" calcext:value-type="float">
            <text:p>1</text:p>
          </table:table-cell>
          <table:table-cell table:formula="of:=COUNTIF([.Q$2:.Q$100];[.Q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les</text:p>
          </table:table-cell>
          <table:table-cell office:value-type="string" calcext:value-type="string">
            <text:p>maplesandcalder.com</text:p>
          </table:table-cell>
          <table:table-cell office:value-type="float" office:value="403" calcext:value-type="float">
            <text:p>403</text:p>
          </table:table-cell>
          <table:table-cell office:value-type="float" office:value="3584" calcext:value-type="float">
            <text:p>3584</text:p>
          </table:table-cell>
          <table:table-cell office:value-type="float" office:value="403" calcext:value-type="float">
            <text:p>40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plesandcalder.com;ssl514449.cloudflaressl.com;ssl514449.cloudflaressl.com;*.maplesandcalder.com;</text:p>
          </table:table-cell>
          <table:table-cell table:style-name="ce2" office:value-type="string" calcext:value-type="string">
            <text:p>5d51afe5fe8ea730b18199f529d55fa1bb6c336c3e61ecdc1cb7ec74b381b57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*.maplesandcalder.com;ssl514449.cloudflaressl.com;maplesandcalder.com;ssl514449.cloudflaressl.com;</text:p>
          </table:table-cell>
          <table:table-cell table:style-name="ce6" office:value-type="string" calcext:value-type="string">
            <text:p>5d51afe5fe8ea730b18199f529d55fa1bb6c336c3e61ecdc1cb7ec74b381b57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0])" office:value-type="float" office:value="1" calcext:value-type="float">
            <text:p>1</text:p>
          </table:table-cell>
          <table:table-cell table:formula="of:=COUNTIF([.Q$2:.Q$100];[.Q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egian Air International</text:p>
          </table:table-cell>
          <table:table-cell office:value-type="string" calcext:value-type="string">
            <text:p>norwegian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ww.norwegian.no;beta.norwegian.com;norwegian.com;norwegian.se;www.norwegian.fi;norwegian.no;www.norwegian.se;www.norwegian.dk;www.norwegian.no;www.norwegian.com;norwegian.dk;norwegian.fi;</text:p>
          </table:table-cell>
          <table:table-cell table:style-name="ce2" office:value-type="string" calcext:value-type="string">
            <text:p>5e11f05f30eda29927390d979c86fdd91e94915926d94ba2be63eae2dc046ed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eta.norwegian.com;norwegian.fi;norwegian.dk;www.norwegian.no;www.norwegian.com;www.norwegian.no;www.norwegian.dk;www.norwegian.se;norwegian.no;www.norwegian.fi;norwegian.se;norwegian.com;</text:p>
          </table:table-cell>
          <table:table-cell table:style-name="ce6" office:value-type="string" calcext:value-type="string">
            <text:p>5e11f05f30eda29927390d979c86fdd91e94915926d94ba2be63eae2dc046ed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1])" office:value-type="float" office:value="1" calcext:value-type="float">
            <text:p>1</text:p>
          </table:table-cell>
          <table:table-cell table:formula="of:=COUNTIF([.Q$2:.Q$100];[.Q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 Square Aviation</text:p>
          </table:table-cell>
          <table:table-cell office:value-type="string" calcext:value-type="string">
            <text:p>jsa.com</text:p>
          </table:table-cell>
          <table:table-cell office:value-type="float" office:value="302" calcext:value-type="float">
            <text:p>302</text:p>
          </table:table-cell>
          <table:table-cell office:value-type="float" office:value="51" calcext:value-type="float">
            <text:p>51</text:p>
          </table:table-cell>
          <table:table-cell office:value-type="float" office:value="302" calcext:value-type="float">
            <text:p>3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ww.jsa.com;www.jsa.com;stage.jsa.com.pintdev.com;www.jacksonsquareaviation.com;pwp.jsa.com;stage.jsa.com;jacksonsquareaviation.com;jsa.com;</text:p>
          </table:table-cell>
          <table:table-cell table:style-name="ce2" office:value-type="string" calcext:value-type="string">
            <text:p>63d1cbbe34dbb1448842553006d0598ab786a2974dabbfcc000d8e7403a6539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www.jsa.com;jsa.com;jacksonsquareaviation.com;stage.jsa.com;pwp.jsa.com;www.jacksonsquareaviation.com;stage.jsa.com.pintdev.com;www.jsa.com;</text:p>
          </table:table-cell>
          <table:table-cell table:style-name="ce6" office:value-type="string" calcext:value-type="string">
            <text:p>63d1cbbe34dbb1448842553006d0598ab786a2974dabbfcc000d8e7403a6539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2])" office:value-type="float" office:value="1" calcext:value-type="float">
            <text:p>1</text:p>
          </table:table-cell>
          <table:table-cell table:formula="of:=COUNTIF([.Q$2:.Q$100];[.Q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go Airport</text:p>
          </table:table-cell>
          <table:table-cell office:value-type="string" calcext:value-type="string">
            <text:p>sligoair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acryfabplastics.ie;webmail.acryfabplastics.ie;www.acryfabplastics.ie;mail.acryfabplastics.ie;webdisk.acryfabplastics.ie;acryfabplastics.ie;cpanel.acryfabplastics.ie;</text:p>
          </table:table-cell>
          <table:table-cell table:style-name="ce2" office:value-type="string" calcext:value-type="string">
            <text:p>66d2e16c1896697b5ed037413d79d92971501117deb3231a284232c7668117cd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32412" calcext:value-type="float">
            <text:p>32412</text:p>
          </table:table-cell>
          <table:table-cell office:value-type="string" calcext:value-type="string">
            <text:p>mail.sligoairport.com;sligoairport.com;www.sligoairport.com;sligoairport.com;</text:p>
          </table:table-cell>
          <table:table-cell table:style-name="ce6" office:value-type="string" calcext:value-type="string">
            <text:p>9b25d6080e9f9f0996693b3951f4fec810d18e5e820d1c3758e8debe7d1e8ee2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23])" office:value-type="float" office:value="1" calcext:value-type="float">
            <text:p>1</text:p>
          </table:table-cell>
          <table:table-cell table:formula="of:=COUNTIF([.Q$2:.Q$100];[.Q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llwagen Group</text:p>
          </table:table-cell>
          <table:table-cell office:value-type="string" calcext:value-type="string">
            <text:p>stellwagengroup.com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tellwagengroup.com;stellwagengroup.com;</text:p>
          </table:table-cell>
          <table:table-cell table:style-name="ce6" office:value-type="string" calcext:value-type="string">
            <text:p>eac51daed1addef63b10d6cc2b7dc2879fc3bba0e3db7bcc9175fc5c5df7be9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4])" office:value-type="float" office:value="3" calcext:value-type="float">
            <text:p>3</text:p>
          </table:table-cell>
          <table:table-cell table:formula="of:=COUNTIF([.Q$2:.Q$100];[.Q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G Amentum</text:p>
          </table:table-cell>
          <table:table-cell office:value-type="string" calcext:value-type="string">
            <text:p>fpg-amentum.aero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25])" office:value-type="float" office:value="3" calcext:value-type="float">
            <text:p>3</text:p>
          </table:table-cell>
          <table:table-cell table:formula="of:=COUNTIF([.Q$2:.Q$100];[.Q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sis Aircraft Services</text:p>
          </table:table-cell>
          <table:table-cell office:value-type="string" calcext:value-type="string">
            <text:p>genesis.aero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26])" office:value-type="float" office:value="3" calcext:value-type="float">
            <text:p>3</text:p>
          </table:table-cell>
          <table:table-cell table:formula="of:=COUNTIF([.Q$2:.Q$100];[.Q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go Capital</text:p>
          </table:table-cell>
          <table:table-cell office:value-type="string" calcext:value-type="string">
            <text:p>aergocapital.com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float" office:value="84231" calcext:value-type="float">
            <text:p>84231</text:p>
          </table:table-cell>
          <table:table-cell office:value-type="string" calcext:value-type="string">
            <text:p>crystal.ie;webmail.crystal.ie;www.crystal.ie;mail.crystal.ie;webdisk.crystal.ie;crystal.ie;cpanel.crystal.ie;</text:p>
          </table:table-cell>
          <table:table-cell table:style-name="ce2" office:value-type="string" calcext:value-type="string">
            <text:p>774165617792e3ea819a57a33839e74df69fdeaf007a55fa881c930e36b8f5f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6670" calcext:value-type="float">
            <text:p>156670</text:p>
          </table:table-cell>
          <table:table-cell office:value-type="string" calcext:value-type="string">
            <text:p>www.aergogroup.com;aergocapital.com;aergogroup.com;aergocapital.com;mail.aergocapital.com;cpanel.aergocapital.com;webdisk.aergocapital.com;mail.aergogroup.com;www.aergocapital.com;webmail.aergocapital.com;</text:p>
          </table:table-cell>
          <table:table-cell table:style-name="ce6" office:value-type="string" calcext:value-type="string">
            <text:p>5ee8317aea52b7bd348972e5bb55beb86111baaf4553e0fe15372fe9ddabd5e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7])" office:value-type="float" office:value="1" calcext:value-type="float">
            <text:p>1</text:p>
          </table:table-cell>
          <table:table-cell table:formula="of:=COUNTIF([.Q$2:.Q$100];[.Q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 Lingus</text:p>
          </table:table-cell>
          <table:table-cell office:value-type="string" calcext:value-type="string">
            <text:p>aerlingus.com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*.aerlingus.com;*.aerlingus.com;aerlingus.com;</text:p>
          </table:table-cell>
          <table:table-cell table:style-name="ce2" office:value-type="string" calcext:value-type="string">
            <text:p>788da47e09e706cb8d5a4776f98b2e908d72a4945f5ea790eaeb4268c553d28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erlingus.com;*.aerlingus.com;*.aerlingus.com;</text:p>
          </table:table-cell>
          <table:table-cell table:style-name="ce6" office:value-type="string" calcext:value-type="string">
            <text:p>788da47e09e706cb8d5a4776f98b2e908d72a4945f5ea790eaeb4268c553d28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8])" office:value-type="float" office:value="1" calcext:value-type="float">
            <text:p>1</text:p>
          </table:table-cell>
          <table:table-cell table:formula="of:=COUNTIF([.Q$2:.Q$100];[.Q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eland West Airport</text:p>
          </table:table-cell>
          <table:table-cell office:value-type="string" calcext:value-type="string">
            <text:p>irelandwestair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3216" calcext:value-type="float">
            <text:p>173216</text:p>
          </table:table-cell>
          <table:table-cell office:value-type="string" calcext:value-type="string">
            <text:p>www.web1.irelandwestairport.com;web1.irelandwestairport.com;web1.irelandwestairport.com;mail.web1.irelandwestairport.com;</text:p>
          </table:table-cell>
          <table:table-cell table:style-name="ce2" office:value-type="string" calcext:value-type="string">
            <text:p>7b0fd6bc152ffc73c5a094b2030f93f53e73cf5b7dfbd31720527143b2546b5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84850" calcext:value-type="float">
            <text:p>184850</text:p>
          </table:table-cell>
          <table:table-cell office:value-type="string" calcext:value-type="string">
            <text:p>www.irelandwestairport.com;irelandwestairport.com;irelandwestairport.com;</text:p>
          </table:table-cell>
          <table:table-cell table:style-name="ce6" office:value-type="string" calcext:value-type="string">
            <text:p>6ba67f13c213afe4e880d60deff4c37b5cffb80119a0ce6b820bb5a707c9f7e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29])" office:value-type="float" office:value="1" calcext:value-type="float">
            <text:p>1</text:p>
          </table:table-cell>
          <table:table-cell table:formula="of:=COUNTIF([.Q$2:.Q$100];[.Q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on Airport</text:p>
          </table:table-cell>
          <table:table-cell office:value-type="string" calcext:value-type="string">
            <text:p>weston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3709" calcext:value-type="float">
            <text:p>3709</text:p>
          </table:table-cell>
          <table:table-cell office:value-type="float" office:value="200" calcext:value-type="float">
            <text:p>20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*.avova.ie;*.avova.ie;avova.ie;</text:p>
          </table:table-cell>
          <table:table-cell table:style-name="ce2" office:value-type="string" calcext:value-type="string">
            <text:p>7cb58881c857643dacd389440fc730351ab0ee780472fce7057dd34a79f250f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vova.ie;*.avova.ie;*.avova.ie;</text:p>
          </table:table-cell>
          <table:table-cell table:style-name="ce6" office:value-type="string" calcext:value-type="string">
            <text:p>7cb58881c857643dacd389440fc730351ab0ee780472fce7057dd34a79f250f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0])" office:value-type="float" office:value="1" calcext:value-type="float">
            <text:p>1</text:p>
          </table:table-cell>
          <table:table-cell table:formula="of:=COUNTIF([.Q$2:.Q$100];[.Q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umen Aviation</text:p>
          </table:table-cell>
          <table:table-cell office:value-type="string" calcext:value-type="string">
            <text:p>acumenaviation.ie</text:p>
          </table:table-cell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ww.acumenaviation.ie;empower.acumenaviation.ie;mail.acumenaviation.ie;emis.acumenaviation.ie;sparta.acumenaviation.ie;www.acumenaviation.ie;acumenaviation.ie;</text:p>
          </table:table-cell>
          <table:table-cell table:style-name="ce2" office:value-type="string" calcext:value-type="string">
            <text:p>7dc37427154c49093d915ddd11c0094cf2153dd749623f245f071f2ce8d227d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8440" calcext:value-type="float">
            <text:p>68440</text:p>
          </table:table-cell>
          <table:table-cell office:value-type="string" calcext:value-type="string">
            <text:p>www.acumenaviation.ie;acumenaviation.ie;www.acumenaviation.ie;sparta.acumenaviation.ie;emis.acumenaviation.ie;mail.acumenaviation.ie;empower.acumenaviation.ie;</text:p>
          </table:table-cell>
          <table:table-cell table:style-name="ce6" office:value-type="string" calcext:value-type="string">
            <text:p>7dc37427154c49093d915ddd11c0094cf2153dd749623f245f071f2ce8d227d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1])" office:value-type="float" office:value="1" calcext:value-type="float">
            <text:p>1</text:p>
          </table:table-cell>
          <table:table-cell table:formula="of:=COUNTIF([.Q$2:.Q$100];[.Q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lon</text:p>
          </table:table-cell>
          <table:table-cell office:value-type="string" calcext:value-type="string">
            <text:p>avolon.aero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volon.aero;avolon.aero;www.avolon.aero;</text:p>
          </table:table-cell>
          <table:table-cell table:style-name="ce2" office:value-type="string" calcext:value-type="string">
            <text:p>830c71d99e20f83c1521d978840901a121a302e0906d765ccfcdc8fa41e75a5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5118" calcext:value-type="float">
            <text:p>155118</text:p>
          </table:table-cell>
          <table:table-cell office:value-type="string" calcext:value-type="string">
            <text:p>www.avolon.aero;avolon.aero;avolon.aero;</text:p>
          </table:table-cell>
          <table:table-cell table:style-name="ce6" office:value-type="string" calcext:value-type="string">
            <text:p>830c71d99e20f83c1521d978840901a121a302e0906d765ccfcdc8fa41e75a5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2])" office:value-type="float" office:value="1" calcext:value-type="float">
            <text:p>1</text:p>
          </table:table-cell>
          <table:table-cell table:formula="of:=COUNTIF([.Q$2:.Q$100];[.Q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cap</text:p>
          </table:table-cell>
          <table:table-cell office:value-type="string" calcext:value-type="string">
            <text:p>aercap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ercap.com;aercap.com;www.aercap.com;</text:p>
          </table:table-cell>
          <table:table-cell table:style-name="ce2" office:value-type="string" calcext:value-type="string">
            <text:p>8a4aa56c04d4316ba58fd746b0e9b3a4ab3da9e2d9d6ddc176619dba4db97d9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ww.aercap.com;aercap.com;aercap.com;</text:p>
          </table:table-cell>
          <table:table-cell table:style-name="ce6" office:value-type="string" calcext:value-type="string">
            <text:p>8a4aa56c04d4316ba58fd746b0e9b3a4ab3da9e2d9d6ddc176619dba4db97d9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3])" office:value-type="float" office:value="1" calcext:value-type="float">
            <text:p>1</text:p>
          </table:table-cell>
          <table:table-cell table:formula="of:=COUNTIF([.Q$2:.Q$100];[.Q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on Hayes <text:s/>Curran</text:p>
          </table:table-cell>
          <table:table-cell office:value-type="string" calcext:value-type="string">
            <text:p>mhc.ie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pd.mhc.ie;cpd.mhc.ie;</text:p>
          </table:table-cell>
          <table:table-cell table:style-name="ce2" office:value-type="string" calcext:value-type="string">
            <text:p>90daa2a3b8af9e8e8a9fe8bbb527de1916ebe079c0ecefb295a18e46318bf91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taging.mhc.ie;mhc.ie;www.mhc.ie;mhc.ie;</text:p>
          </table:table-cell>
          <table:table-cell table:style-name="ce6" office:value-type="string" calcext:value-type="string">
            <text:p>fe86f5f8c51327da8fb4db40a04ac7cd107d5283c13b8004d22d6f6434a009c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4])" office:value-type="float" office:value="1" calcext:value-type="float">
            <text:p>1</text:p>
          </table:table-cell>
          <table:table-cell table:formula="of:=COUNTIF([.Q$2:.Q$100];[.Q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ipiter</text:p>
          </table:table-cell>
          <table:table-cell office:value-type="string" calcext:value-type="string">
            <text:p>accipiter.aero</text:p>
          </table:table-cell>
          <table:table-cell office:value-type="float" office:value="401" calcext:value-type="float">
            <text:p>401</text:p>
          </table:table-cell>
          <table:table-cell office:value-type="float" office:value="1243" calcext:value-type="float">
            <text:p>1243</text:p>
          </table:table-cell>
          <table:table-cell office:value-type="float" office:value="301" calcext:value-type="float">
            <text:p>3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ewsletter.cki.com.hk;www.cki.com.hk;www.endeavouraustraliacheungkong.com.hk;www.cki.com.hk;cki.com.hk;</text:p>
          </table:table-cell>
          <table:table-cell table:style-name="ce2" office:value-type="string" calcext:value-type="string">
            <text:p>928cd79f254e4d8992215465392d9b9b605efecf2317c9e63f1d083ba8114c9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ebcastreg.ckah.com;www.la-grande-ville.com.cn;ckah.com;www.ckah.com;www.21borrettroad.hk;www.oceanpride.com.hk;www.lasplendeur.com.hk;www.ckmalls.com.hk;www.lakecomo.com.cn;webcastreg.ckph.com.hk;www.huixianreit.com;www.1881heritage.com;mailgw01.ckah.com;www.horizonhotels.com.hk;www.clublifestyle.com.hk;webfilter.ckah.com;www.seanorama.com.hk;www.upperwestshanghai.com.cn;www.lamansion.hk;www.mycentral.hk;www.accipiter.aero;www.ckph.com.hk;www.harbourglory.com.hk;mailgw02.ckah.com;www.starsbytheharbour.com.hk;www.hemera.com.hk;www.90repulsebayroad.com.hk;www.regal-lake.com.cn;www.thezumurud.com.hk;www.ckah.com;</text:p>
          </table:table-cell>
          <table:table-cell table:style-name="ce6" office:value-type="string" calcext:value-type="string">
            <text:p>7651d65fc3240a2a4f648df0237075bc136fa09c67a976e694a01a94ba51644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5])" office:value-type="float" office:value="1" calcext:value-type="float">
            <text:p>1</text:p>
          </table:table-cell>
          <table:table-cell table:formula="of:=COUNTIF([.Q$2:.Q$100];[.Q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fthansa Technik</text:p>
          </table:table-cell>
          <table:table-cell office:value-type="string" calcext:value-type="string">
            <text:p>lufthansa-technik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72963" calcext:value-type="float">
            <text:p>72963</text:p>
          </table:table-cell>
          <table:table-cell office:value-type="string" calcext:value-type="string">
            <text:p>*.lufthansa-technik.com;*.lufthansa-technik.com;lufthansa-technik.com;</text:p>
          </table:table-cell>
          <table:table-cell table:style-name="ce2" office:value-type="string" calcext:value-type="string">
            <text:p>945c2b2e66d8317e449441909247ed1c529d372bae1cf67baaf3adec9f9bba6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36])" office:value-type="float" office:value="1" calcext:value-type="float">
            <text:p>1</text:p>
          </table:table-cell>
          <table:table-cell table:formula="of:=COUNTIF([.Q$2:.Q$100];[.Q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rtech Aviation Services</text:p>
          </table:table-cell>
          <table:table-cell office:value-type="string" calcext:value-type="string">
            <text:p>eirtechaviation.ie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limegreentangerine.co.uk;limegreentangerine.co.uk;www.limegreentangerine.co.uk;</text:p>
          </table:table-cell>
          <table:table-cell table:style-name="ce2" office:value-type="string" calcext:value-type="string">
            <text:p>9c9241100053bffb308f9b51b4cda7f052f1e3f74e4099d2d64be330f2d7a30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ww.eirtechaviation.ie;eirtechaviation.ie;eirtechaviation.ie;</text:p>
          </table:table-cell>
          <table:table-cell table:style-name="ce6" office:value-type="string" calcext:value-type="string">
            <text:p>63a2d5ce81ad5fcef99c3bd9c36241c41a5e55bc29fd170f32eeb0c8f3f94d3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7])" office:value-type="float" office:value="1" calcext:value-type="float">
            <text:p>1</text:p>
          </table:table-cell>
          <table:table-cell table:formula="of:=COUNTIF([.Q$2:.Q$100];[.Q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ic Flight Training Academy</text:p>
          </table:table-cell>
          <table:table-cell office:value-type="string" calcext:value-type="string">
            <text:p>afta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ode1296.myfcloud.com;node1296.myfcloud.com;www.node1296.myfcloud.com;</text:p>
          </table:table-cell>
          <table:table-cell table:style-name="ce2" office:value-type="string" calcext:value-type="string">
            <text:p>a0c3c1836403611f8b3c220fdc2a5eaa00d85ff17834e239c5d375f891b2ad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0857" calcext:value-type="float">
            <text:p>80857</text:p>
          </table:table-cell>
          <table:table-cell office:value-type="string" calcext:value-type="string">
            <text:p>mail.afta.ie;afta.ie;www.afta.ie;afta.ie;</text:p>
          </table:table-cell>
          <table:table-cell table:style-name="ce6" office:value-type="string" calcext:value-type="string">
            <text:p>7bc0c8334b81b95d235017887f7284cb392690cf9c6c5df18c73f5a099348f9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8])" office:value-type="float" office:value="1" calcext:value-type="float">
            <text:p>1</text:p>
          </table:table-cell>
          <table:table-cell table:formula="of:=COUNTIF([.Q$2:.Q$100];[.Q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castle Airfield</text:p>
          </table:table-cell>
          <table:table-cell office:value-type="string" calcext:value-type="string">
            <text:p>einc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*.dnsireland.com;*.dnsireland.com;dnsireland.com;</text:p>
          </table:table-cell>
          <table:table-cell table:style-name="ce2" office:value-type="string" calcext:value-type="string">
            <text:p>a8f091cc4a7aeaae203f2aa000791a6734b83d7f97d616eca7ef52ad9ae99b4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www.einc.ie;einc.ie;einc.ie;</text:p>
          </table:table-cell>
          <table:table-cell table:style-name="ce6" office:value-type="string" calcext:value-type="string">
            <text:p>138a2638ee702262fcd0e76e61ddd7215a39369960b8b37dc09215284f4b7a2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39])" office:value-type="float" office:value="1" calcext:value-type="float">
            <text:p>1</text:p>
          </table:table-cell>
          <table:table-cell table:formula="of:=COUNTIF([.Q$2:.Q$100];[.Q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ing in Ireland</text:p>
          </table:table-cell>
          <table:table-cell office:value-type="string" calcext:value-type="string">
            <text:p>flyinginireland.com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404" calcext:value-type="float">
            <text:p>40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*.sgvps.net;*.sgvps.net;sgvps.net;</text:p>
          </table:table-cell>
          <table:table-cell table:style-name="ce2" office:value-type="string" calcext:value-type="string">
            <text:p>aac3cd7316308dc828788ab9baed80c10a4d9431a6b60d60903684572c61c74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7995" calcext:value-type="float">
            <text:p>67995</text:p>
          </table:table-cell>
          <table:table-cell office:value-type="string" calcext:value-type="string">
            <text:p>www.flyinginireland.com;flyinginireland.com;flyinginireland.com;</text:p>
          </table:table-cell>
          <table:table-cell table:style-name="ce6" office:value-type="string" calcext:value-type="string">
            <text:p>de0f97f6548bddf4bca9a0c287323cdc7be1d3ab9867d0d1e6a3f76cbf8216c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0])" office:value-type="float" office:value="1" calcext:value-type="float">
            <text:p>1</text:p>
          </table:table-cell>
          <table:table-cell table:formula="of:=COUNTIF([.Q$2:.Q$100];[.Q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x Aviation Capital</text:p>
          </table:table-cell>
          <table:table-cell office:value-type="string" calcext:value-type="string">
            <text:p>elix.aero</text:p>
          </table:table-cell>
          <table:table-cell office:value-type="float" office:value="200" calcext:value-type="float">
            <text:p>200</text:p>
          </table:table-cell>
          <table:table-cell office:value-type="float" office:value="15610" calcext:value-type="float">
            <text:p>15610</text:p>
          </table:table-cell>
          <table:table-cell office:value-type="float" office:value="200" calcext:value-type="float">
            <text:p>200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*.alphamarine.ie;alphamarine.ie;</text:p>
          </table:table-cell>
          <table:table-cell table:style-name="ce2" office:value-type="string" calcext:value-type="string">
            <text:p>adaa30fe8a98abdf9f0df630932963ab7edf39c291e977c2ed75de5a58c83707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5608" calcext:value-type="float">
            <text:p>15608</text:p>
          </table:table-cell>
          <table:table-cell office:value-type="string" calcext:value-type="string">
            <text:p>alphamarine.ie;*.alphamarine.ie;</text:p>
          </table:table-cell>
          <table:table-cell table:style-name="ce6" office:value-type="string" calcext:value-type="string">
            <text:p>adaa30fe8a98abdf9f0df630932963ab7edf39c291e977c2ed75de5a58c83707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41])" office:value-type="float" office:value="1" calcext:value-type="float">
            <text:p>1</text:p>
          </table:table-cell>
          <table:table-cell table:formula="of:=COUNTIF([.Q$2:.Q$100];[.Q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x Aviation</text:p>
          </table:table-cell>
          <table:table-cell office:value-type="string" calcext:value-type="string">
            <text:p>merxaviation.com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float" office:value="301" calcext:value-type="float">
            <text:p>3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ww.ascential.com;www.ascential.com;ascential.com;</text:p>
          </table:table-cell>
          <table:table-cell table:style-name="ce2" office:value-type="string" calcext:value-type="string">
            <text:p>afc1ed461a7a30c7646407cbf3a77b2fb86a6964ad103183cf70f27ef014fd9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scential.com;www.ascential.com;www.ascential.com;</text:p>
          </table:table-cell>
          <table:table-cell table:style-name="ce6" office:value-type="string" calcext:value-type="string">
            <text:p>afc1ed461a7a30c7646407cbf3a77b2fb86a6964ad103183cf70f27ef014fd9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2])" office:value-type="float" office:value="1" calcext:value-type="float">
            <text:p>1</text:p>
          </table:table-cell>
          <table:table-cell table:formula="of:=COUNTIF([.Q$2:.Q$100];[.Q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h Parachute Club</text:p>
          </table:table-cell>
          <table:table-cell office:value-type="string" calcext:value-type="string">
            <text:p>skydive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hbp.dnsireland.com;lhbp.dnsireland.com;www.lhbp.dnsireland.com;</text:p>
          </table:table-cell>
          <table:table-cell table:style-name="ce2" office:value-type="string" calcext:value-type="string">
            <text:p>bbb57507b38723415763e837d686bd7c956c3e89558a43eb1adca9c6f7122c8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21348" calcext:value-type="float">
            <text:p>121348</text:p>
          </table:table-cell>
          <table:table-cell office:value-type="string" calcext:value-type="string">
            <text:p>skydive.ie;www.skydive.ie;www.skydive.ie;</text:p>
          </table:table-cell>
          <table:table-cell table:style-name="ce6" office:value-type="string" calcext:value-type="string">
            <text:p>243e50b6a5d7103716b51f5329406e026c4a8093523dbbe2b96c9b876f454f3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3])" office:value-type="float" office:value="1" calcext:value-type="float">
            <text:p>1</text:p>
          </table:table-cell>
          <table:table-cell table:formula="of:=COUNTIF([.Q$2:.Q$100];[.Q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port</text:p>
          </table:table-cell>
          <table:table-cell office:value-type="string" calcext:value-type="string">
            <text:p>swiss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162" calcext:value-type="float">
            <text:p>1162</text:p>
          </table:table-cell>
          <table:table-cell office:value-type="float" office:value="200" calcext:value-type="float">
            <text:p>20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silverfish02.nine.ch;</text:p>
          </table:table-cell>
          <table:table-cell table:style-name="ce2" office:value-type="string" calcext:value-type="string">
            <text:p>bfbcad0d7096ccb551c1b9f837539041aed55f02c3bb650b8ac5995fb68d8380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wissport.com;*.swissport.com;www.swissport.com;*.swissport.com;</text:p>
          </table:table-cell>
          <table:table-cell table:style-name="ce6" office:value-type="string" calcext:value-type="string">
            <text:p>f9a361a0336e1bae7d51513dc18d7259db1cfd1e4931b22955cae6d0d10736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4])" office:value-type="float" office:value="1" calcext:value-type="float">
            <text:p>1</text:p>
          </table:table-cell>
          <table:table-cell table:formula="of:=COUNTIF([.Q$2:.Q$100];[.Q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SC Shannon</text:p>
          </table:table-cell>
          <table:table-cell office:value-type="string" calcext:value-type="string">
            <text:p>iasc.aero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*.sucuri.net;*.sucuri.net;sucuri.net;</text:p>
          </table:table-cell>
          <table:table-cell table:style-name="ce2" office:value-type="string" calcext:value-type="string">
            <text:p>c22237a80e7ebac62843b32996e30d22abdf37e11d4afec6c4ee599d04ce7e5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45])" office:value-type="float" office:value="2" calcext:value-type="float">
            <text:p>2</text:p>
          </table:table-cell>
          <table:table-cell table:formula="of:=COUNTIF([.Q$2:.Q$100];[.Q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non IASC</text:p>
          </table:table-cell>
          <table:table-cell office:value-type="string" calcext:value-type="string">
            <text:p>iasc.aero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*.sucuri.net;*.sucuri.net;sucuri.net;</text:p>
          </table:table-cell>
          <table:table-cell table:style-name="ce2" office:value-type="string" calcext:value-type="string">
            <text:p>c22237a80e7ebac62843b32996e30d22abdf37e11d4afec6c4ee599d04ce7e5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46])" office:value-type="float" office:value="2" calcext:value-type="float">
            <text:p>2</text:p>
          </table:table-cell>
          <table:table-cell table:formula="of:=COUNTIF([.Q$2:.Q$100];[.Q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 Aviation Group</text:p>
          </table:table-cell>
          <table:table-cell office:value-type="string" calcext:value-type="string">
            <text:p>apollo.aero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ollo.holodyn.net;apollo.holodyn.net;www.apollo.holodyn.net;</text:p>
          </table:table-cell>
          <table:table-cell table:style-name="ce2" office:value-type="string" calcext:value-type="string">
            <text:p>cb35103ba13c609a0e3eb536f1eb41212f4e814ea90bb114d5ebde54ee42e155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ww.carlyle.aero;www.apollo.aero;carlyle.aero;apollo.aero;carlyle.aero;cpanel.carlyle.aero;autodiscover.carlyle.aero;mail.carlyle.aero;mail.apollo.aero;webmail.carlyle.aero;webdisk.carlyle.aero;</text:p>
          </table:table-cell>
          <table:table-cell table:style-name="ce6" office:value-type="string" calcext:value-type="string">
            <text:p>65fee3d4f1008c05f269b445459783f9cb92dc609ce2714a3db0b97508f6da2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7])" office:value-type="float" office:value="1" calcext:value-type="float">
            <text:p>1</text:p>
          </table:table-cell>
          <table:table-cell table:formula="of:=COUNTIF([.Q$2:.Q$100];[.Q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rtrade Aviation</text:p>
          </table:table-cell>
          <table:table-cell office:value-type="string" calcext:value-type="string">
            <text:p>eirtrade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.gridserver.com;*.gridserver.com;gridserver.com;</text:p>
          </table:table-cell>
          <table:table-cell table:style-name="ce2" office:value-type="string" calcext:value-type="string">
            <text:p>d727475ca23681b445eb63d35b7d1e5555f2626b160ded67df6148ff243d9e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807" calcext:value-type="float">
            <text:p>12807</text:p>
          </table:table-cell>
          <table:table-cell office:value-type="string" calcext:value-type="string">
            <text:p>gridserver.com;*.gridserver.com;*.gridserver.com;</text:p>
          </table:table-cell>
          <table:table-cell table:style-name="ce6" office:value-type="string" calcext:value-type="string">
            <text:p>d727475ca23681b445eb63d35b7d1e5555f2626b160ded67df6148ff243d9e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48])" office:value-type="float" office:value="1" calcext:value-type="float">
            <text:p>1</text:p>
          </table:table-cell>
          <table:table-cell table:formula="of:=COUNTIF([.Q$2:.Q$100];[.Q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oTong Aero Tech</text:p>
          </table:table-cell>
          <table:table-cell office:value-type="string" calcext:value-type="string">
            <text:p>htaerotech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35765" calcext:value-type="float">
            <text:p>35765</text:p>
          </table:table-cell>
          <table:table-cell office:value-type="string" calcext:value-type="string">
            <text:p>ability4u.ie;webmail.ability4u.ie;www.ability4u.ie;mail.ability4u.ie;webdisk.ability4u.ie;ability4u.ie;cpanel.ability4u.ie;</text:p>
          </table:table-cell>
          <table:table-cell table:style-name="ce2" office:value-type="string" calcext:value-type="string">
            <text:p>e473a4d230f7de93f45534b412c618259db3eb9e18254d5934977c58fb37a9e1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49])" office:value-type="float" office:value="1" calcext:value-type="float">
            <text:p>1</text:p>
          </table:table-cell>
          <table:table-cell table:formula="of:=COUNTIF([.Q$2:.Q$100];[.Q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ia Aviation</text:p>
          </table:table-cell>
          <table:table-cell office:value-type="string" calcext:value-type="string">
            <text:p>irelandiaaviation.ie</text:p>
          </table:table-cell>
          <table:table-cell office:value-type="float" office:value="404" calcext:value-type="float">
            <text:p>404</text:p>
          </table:table-cell>
          <table:table-cell office:value-type="float" office:value="955" calcext:value-type="float">
            <text:p>955</text:p>
          </table:table-cell>
          <table:table-cell office:value-type="float" office:value="404" calcext:value-type="float">
            <text:p>404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*.ul.ie;*.ul.ie;ul.ie;</text:p>
          </table:table-cell>
          <table:table-cell table:style-name="ce2" office:value-type="string" calcext:value-type="string">
            <text:p>e5afc2705fee835dc35f50222cdaa10359c092e821cf340147ce6988f6cbaf9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ul.ie;*.ul.ie;*.ul.ie;</text:p>
          </table:table-cell>
          <table:table-cell table:style-name="ce6" office:value-type="string" calcext:value-type="string">
            <text:p>e5afc2705fee835dc35f50222cdaa10359c092e821cf340147ce6988f6cbaf9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50])" office:value-type="float" office:value="1" calcext:value-type="float">
            <text:p>1</text:p>
          </table:table-cell>
          <table:table-cell table:formula="of:=COUNTIF([.Q$2:.Q$100];[.Q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U</text:p>
          </table:table-cell>
          <table:table-cell office:value-type="string" calcext:value-type="string">
            <text:p>dcu.ie</text:p>
          </table:table-cell>
          <table:table-cell office:value-type="float" office:value="404" calcext:value-type="float">
            <text:p>404</text:p>
          </table:table-cell>
          <table:table-cell office:value-type="float" office:value="970" calcext:value-type="float">
            <text:p>970</text:p>
          </table:table-cell>
          <table:table-cell office:value-type="float" office:value="404" calcext:value-type="float">
            <text:p>40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www.bi.aspjj.com;blogd7.bhphotovideo.com;www.fysium.com;glossary-dev.acquia.com;www.ap.jnj.com;ap.jnj.com;static.bhphotovideo.com;hologic.com;glossary-stage.acquia.com;www.treasury.nsw.gov.au;stageic.naswa.org;integrity.naswa.org;dev.gov2gov.net;stage-www.familyeducation.com;pauljanssenaward.com;www.pauljanssenaward.com;caringcrowd.com;www.caringcrowd.com;texaschildrens.org;texaschildrenspediatrics.org;www.texaschildrens.org;www.bhphotovideo.com;www.insuramatch.com;advantagebiosensewebsteremea.com;www.nisd.net;insuramatch.com;nolblog.www-qc.nasdaq.net;nisd.net;acquia-sites.com;nolblog.nasdaq.net;boston.familyeducation.com;www.doctorswithoutborders.org;jnjemployeediscounts.com;www.jnjemployeediscounts.com;stage-www.infoplease.com;doctorswithoutborders.org;boston.factmonster.com;stage-www.factmonster.com;boston.teachervision.com;hisense-usa.com;www.predictivetechnologies.com;stage-www.teachervision.com;records.nsw.gov.au;lexialearning.com;www.sanafor.com;www.sharp-canada.ca;acquia-sites.com;www.hologic.com;www.janssensafety.com;www.hisense-usa.com;landconservationnetwork.org;lincolninst.edu;dev-www.familyeducation.com;hyperloop-one.com;boston.infoplease.com;devic.naswa.org;glossary.acquia.com;uat.gov2gov.net;www.budget.nsw.gov.au;dev-www.teachervision.com;ipsos.com;</text:p>
          </table:table-cell>
          <table:table-cell table:style-name="ce2" office:value-type="string" calcext:value-type="string">
            <text:p>e860c1a37b92530595cba4adbe497ae3bb2a4646f7cb0e1cc0036da4f8c40fe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cu.ie;www.dcu.ie;www4.dcu.ie;www.dcu.ie;</text:p>
          </table:table-cell>
          <table:table-cell table:style-name="ce6" office:value-type="string" calcext:value-type="string">
            <text:p>b28cb22fe187e756467fcb69e254e2d0d129c042d5fa546355dbec694692175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51])" office:value-type="float" office:value="1" calcext:value-type="float">
            <text:p>1</text:p>
          </table:table-cell>
          <table:table-cell table:formula="of:=COUNTIF([.Q$2:.Q$100];[.Q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C</text:p>
          </table:table-cell>
          <table:table-cell office:value-type="string" calcext:value-type="string">
            <text:p>elfc.com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lfc.com;elfc.com;www.elfc.com;</text:p>
          </table:table-cell>
          <table:table-cell table:style-name="ce2" office:value-type="string" calcext:value-type="string">
            <text:p>eaf817db21fe170a9e0912da3e1287b358b3169b98ee233ad868d692fe4f422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2347" calcext:value-type="float">
            <text:p>202347</text:p>
          </table:table-cell>
          <table:table-cell office:value-type="string" calcext:value-type="string">
            <text:p>www.elfc.com;elfc.com;elfc.com;</text:p>
          </table:table-cell>
          <table:table-cell table:style-name="ce6" office:value-type="string" calcext:value-type="string">
            <text:p>eaf817db21fe170a9e0912da3e1287b358b3169b98ee233ad868d692fe4f422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52])" office:value-type="float" office:value="1" calcext:value-type="float">
            <text:p>1</text:p>
          </table:table-cell>
          <table:table-cell table:formula="of:=COUNTIF([.Q$2:.Q$100];[.Q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C Aviation</text:p>
          </table:table-cell>
          <table:table-cell office:value-type="string" calcext:value-type="string">
            <text:p>bocaviation.com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38374" calcext:value-type="float">
            <text:p>38374</text:p>
          </table:table-cell>
          <table:table-cell office:value-type="string" calcext:value-type="string">
            <text:p>www.bocaviation.com;www.bocaviation.com;bocaviation.com;</text:p>
          </table:table-cell>
          <table:table-cell table:style-name="ce2" office:value-type="string" calcext:value-type="string">
            <text:p>ed12247970d606edb1daf0ab6178a45f0a0ce99f96eac31a298edc58c79d342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caviation.com;www.bocaviation.com;www.bocaviation.com;</text:p>
          </table:table-cell>
          <table:table-cell table:style-name="ce6" office:value-type="string" calcext:value-type="string">
            <text:p>ed12247970d606edb1daf0ab6178a45f0a0ce99f96eac31a298edc58c79d342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53])" office:value-type="float" office:value="1" calcext:value-type="float">
            <text:p>1</text:p>
          </table:table-cell>
          <table:table-cell table:formula="of:=COUNTIF([.Q$2:.Q$100];[.Q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ic Air Adventures</text:p>
          </table:table-cell>
          <table:table-cell office:value-type="string" calcext:value-type="string">
            <text:p>atlanticairadventures.com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07824" calcext:value-type="float">
            <text:p>107824</text:p>
          </table:table-cell>
          <table:table-cell office:value-type="string" calcext:value-type="string">
            <text:p>www.atlanticairadventures.com;atlanticairadventures.com;atlanticairadventures.com;</text:p>
          </table:table-cell>
          <table:table-cell table:style-name="ce6" office:value-type="string" calcext:value-type="string">
            <text:p>a03e38c1ee448756f24461053c8ff78ea0e8cb7a4771f6bcd5dee6611fe2711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54])" office:value-type="float" office:value="6" calcext:value-type="float">
            <text:p>6</text:p>
          </table:table-cell>
          <table:table-cell table:formula="of:=COUNTIF([.Q$2:.Q$100];[.Q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 Inspection</text:p>
          </table:table-cell>
          <table:table-cell office:value-type="string" calcext:value-type="string">
            <text:p>aii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55])" office:value-type="float" office:value="6" calcext:value-type="float">
            <text:p>6</text:p>
          </table:table-cell>
          <table:table-cell table:formula="of:=COUNTIF([.Q$2:.Q$100];[.Q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L Airlines Ireland</text:p>
          </table:table-cell>
          <table:table-cell office:value-type="string" calcext:value-type="string">
            <text:p>aslairlines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56])" office:value-type="float" office:value="6" calcext:value-type="float">
            <text:p>6</text:p>
          </table:table-cell>
          <table:table-cell table:formula="of:=COUNTIF([.Q$2:.Q$100];[.Q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eline Aviation Services</text:p>
          </table:table-cell>
          <table:table-cell office:value-type="string" calcext:value-type="string">
            <text:p>baselineaviationservices.com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56522" calcext:value-type="float">
            <text:p>56522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57])" office:value-type="float" office:value="6" calcext:value-type="float">
            <text:p>6</text:p>
          </table:table-cell>
          <table:table-cell table:formula="of:=COUNTIF([.Q$2:.Q$100];[.Q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shawk Management</text:p>
          </table:table-cell>
          <table:table-cell office:value-type="string" calcext:value-type="string">
            <text:p>goshawk.aero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58])" office:value-type="float" office:value="6" calcext:value-type="float">
            <text:p>6</text:p>
          </table:table-cell>
          <table:table-cell table:formula="of:=COUNTIF([.Q$2:.Q$100];[.Q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onal Flight Centre</text:p>
          </table:table-cell>
          <table:table-cell office:value-type="string" calcext:value-type="string">
            <text:p>nfc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999" calcext:value-type="float">
            <text:p>999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59])" office:value-type="float" office:value="6" calcext:value-type="float">
            <text:p>6</text:p>
          </table:table-cell>
          <table:table-cell table:formula="of:=COUNTIF([.Q$2:.Q$100];[.Q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.com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www.cae.com;www.cae.com;cae.com;</text:p>
          </table:table-cell>
          <table:table-cell table:style-name="ce2" office:value-type="string" calcext:value-type="string">
            <text:p>f3eec57c60755034b0caed891a11535fee9e5cae2ad3679d255611035f3461c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ae.com;www.cae.com;www.cae.com;</text:p>
          </table:table-cell>
          <table:table-cell table:style-name="ce6" office:value-type="string" calcext:value-type="string">
            <text:p>f3eec57c60755034b0caed891a11535fee9e5cae2ad3679d255611035f3461c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0])" office:value-type="float" office:value="1" calcext:value-type="float">
            <text:p>1</text:p>
          </table:table-cell>
          <table:table-cell table:formula="of:=COUNTIF([.Q$2:.Q$100];[.Q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L Aviation</text:p>
          </table:table-cell>
          <table:table-cell office:value-type="string" calcext:value-type="string">
            <text:p>abl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*.prod.ams3.secureserver.net;*.prod.ams3.secureserver.net;prod.ams3.secureserver.net;</text:p>
          </table:table-cell>
          <table:table-cell table:style-name="ce2" office:value-type="string" calcext:value-type="string">
            <text:p>fb57cf1372e6181c66e5bfa05fb2e0da5b5aafa633302684b7435c00781ecdb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3184" calcext:value-type="float">
            <text:p>63184</text:p>
          </table:table-cell>
          <table:table-cell office:value-type="string" calcext:value-type="string">
            <text:p>ablaviation.easyguests.com;ablaviation.com;ablaviation.easyguests.com;www.ablaviation.com;mail.ablaviation.com;www.ablaviation.easyguests.com;</text:p>
          </table:table-cell>
          <table:table-cell table:style-name="ce6" office:value-type="string" calcext:value-type="string">
            <text:p>ff54119d458273094c3380a598decff3ddaa95e3bce0d174da6cebf458a6a631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0];[.H61])" office:value-type="float" office:value="1" calcext:value-type="float">
            <text:p>1</text:p>
          </table:table-cell>
          <table:table-cell table:formula="of:=COUNTIF([.Q$2:.Q$100];[.Q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PMG</text:p>
          </table:table-cell>
          <table:table-cell office:value-type="string" calcext:value-type="string">
            <text:p>kpmg.ie</text:p>
          </table:table-cell>
          <table:table-cell office:value-type="float" office:value="503" calcext:value-type="float">
            <text:p>503</text:p>
          </table:table-cell>
          <table:table-cell office:value-type="float" office:value="651" calcext:value-type="float">
            <text:p>651</text:p>
          </table:table-cell>
          <table:table-cell office:value-type="float" office:value="503" calcext:value-type="float">
            <text:p>50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domesticbin.com;ceragon.com;dolce-gusto.hu;autoeurope.de;caldrea.com;*.mrsmeyers.com;*.mydirectinsight.com;vtechda.com;kpmg.ie;lalechera.com.co;*.domesticbin.com;*.getpregnantandshine.com;*.kde.org;*.kenzinteriors.com.au;*.kpmg.ie;*.lalechera.com.co;*.lootcase.gg;*.military1.com;*.ceragon.com;*.crownbet.com.au;*.autoeurope.de;*.caldrea.com;*.api.translink.com.au;*.asialaw.com;incapsula.com;*.altaineapps.com;military1.com;*.dolce-gusto.hu;*.dolce-gusto.ua;sokrabatt.se;ricapp.com;optiprogram.pl;nestle-family.com;*.thehmoacademy.com;mrsmeyers.com;*.nestle-family.com;*.nankidoptipro.com.ph;*.ricapp.com;*.optiprogram.pl;incapsula.com;*.sokrabatt.se;*.vtechda.com;*.toyota.ee;asialaw.com;api.translink.com.au;lootcase.gg;toyota.ee;thehmoacademy.com;getpregnantandshine.com;kenzinteriors.com.au;nankidoptipro.com.ph;dolce-gusto.ua;</text:p>
          </table:table-cell>
          <table:table-cell table:style-name="ce2" office:value-type="string" calcext:value-type="string">
            <text:p>fd708dca15f283b98f9a0161a26c852663f3bb081b209ce61cb0a8c880a5c8c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icapp.com;vtechda.com;sokrabatt.se;nestle-family.com;*.dolce-gusto.ua;*.dolce-gusto.hu;optiprogram.pl;*.altaineapps.com;incapsula.com;*.asialaw.com;*.api.translink.com.au;*.caldrea.com;*.autoeurope.de;*.crownbet.com.au;*.ceragon.com;mrsmeyers.com;lootcase.gg;military1.com;*.mydirectinsight.com;*.mrsmeyers.com;lalechera.com.co;kpmg.ie;*.getpregnantandshine.com;*.domesticbin.com;*.kenzinteriors.com.au;*.kde.org;*.lalechera.com.co;*.kpmg.ie;*.military1.com;*.lootcase.gg;*.nankidoptipro.com.ph;*.nestle-family.com;*.optiprogram.pl;*.ricapp.com;*.sokrabatt.se;*.thehmoacademy.com;*.toyota.ee;*.vtechda.com;api.translink.com.au;asialaw.com;nankidoptipro.com.ph;thehmoacademy.com;toyota.ee;kenzinteriors.com.au;getpregnantandshine.com;domesticbin.com;dolce-gusto.ua;dolce-gusto.hu;ceragon.com;caldrea.com;incapsula.com;autoeurope.de;</text:p>
          </table:table-cell>
          <table:table-cell table:style-name="ce6" office:value-type="string" calcext:value-type="string">
            <text:p>fd708dca15f283b98f9a0161a26c852663f3bb081b209ce61cb0a8c880a5c8c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2])" office:value-type="float" office:value="1" calcext:value-type="float">
            <text:p>1</text:p>
          </table:table-cell>
          <table:table-cell table:formula="of:=COUNTIF([.Q$2:.Q$100];[.Q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AT</text:p>
          </table:table-cell>
          <table:table-cell office:value-type="string" calcext:value-type="string">
            <text:p>istat.org</text:p>
          </table:table-cell>
          <table:table-cell office:value-type="float" office:value="200" calcext:value-type="float">
            <text:p>200</text:p>
          </table:table-cell>
          <table:table-cell office:value-type="float" office:value="701" calcext:value-type="float">
            <text:p>701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35671" calcext:value-type="float">
            <text:p>35671</text:p>
          </table:table-cell>
          <table:table-cell office:value-type="string" calcext:value-type="string">
            <text:p>istat.org;istat.org;</text:p>
          </table:table-cell>
          <table:table-cell table:style-name="ce6" office:value-type="string" calcext:value-type="string">
            <text:p>1aca42dfd3932791230437a589cdaa7762e9cff9d04338a49ec0ba714d1bb67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3])" office:value-type="float" office:value="0" calcext:value-type="float">
            <text:p>0</text:p>
          </table:table-cell>
          <table:table-cell table:formula="of:=COUNTIF([.Q$2:.Q$100];[.Q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non Airport</text:p>
          </table:table-cell>
          <table:table-cell office:value-type="string" calcext:value-type="string">
            <text:p>shannonairport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hannonairport.ie;www.shannonairport.ie;www.shannonairport.ie;</text:p>
          </table:table-cell>
          <table:table-cell table:style-name="ce6" office:value-type="string" calcext:value-type="string">
            <text:p>1e123c26f7a97c27806c7ae38336813d1b811ca494c7b3b9ebba3cc575043a3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4])" office:value-type="float" office:value="0" calcext:value-type="float">
            <text:p>0</text:p>
          </table:table-cell>
          <table:table-cell table:formula="of:=COUNTIF([.Q$2:.Q$100];[.Q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 Society of Ireland</text:p>
          </table:table-cell>
          <table:table-cell office:value-type="string" calcext:value-type="string">
            <text:p>lawsociety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wsociety.ie;*.lawsociety.ie;*.lawsociety.ie;</text:p>
          </table:table-cell>
          <table:table-cell table:style-name="ce6" office:value-type="string" calcext:value-type="string">
            <text:p>4432b194b39da741ae6055c639d7985ae37f6c6f1bf0bf082f0428b6f00031a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1" calcext:value-type="float">
            <text:p>49171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5])" office:value-type="float" office:value="0" calcext:value-type="float">
            <text:p>0</text:p>
          </table:table-cell>
          <table:table-cell table:formula="of:=COUNTIF([.Q$2:.Q$100];[.Q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blin Aerospace</text:p>
          </table:table-cell>
          <table:table-cell office:value-type="string" calcext:value-type="string">
            <text:p>dublinaerospace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74874" calcext:value-type="float">
            <text:p>74874</text:p>
          </table:table-cell>
          <table:table-cell office:value-type="string" calcext:value-type="string">
            <text:p>www.dublinaerospace.com;www.basemaintenance.com;basemaintenance.com;autodiscover.basemaintenance.com;basemaintenance.com;dublinaerospace.com;cpanel.basemaintenance.com;mail.dublinaerospace.com;mail.basemaintenance.com;webmail.basemaintenance.com;webdisk.basemaintenance.com;</text:p>
          </table:table-cell>
          <table:table-cell table:style-name="ce6" office:value-type="string" calcext:value-type="string">
            <text:p>642d56ea6f1f2f76cb12fbd5303bc1d1a8f2174af78e2ca5ba31959d0b013f0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6])" office:value-type="float" office:value="0" calcext:value-type="float">
            <text:p>0</text:p>
          </table:table-cell>
          <table:table-cell table:formula="of:=COUNTIF([.Q$2:.Q$100];[.Q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S Governance</text:p>
          </table:table-cell>
          <table:table-cell office:value-type="string" calcext:value-type="string">
            <text:p>dmsgovernance.com</text:p>
          </table:table-cell>
          <table:table-cell office:value-type="float" office:value="403" calcext:value-type="float">
            <text:p>403</text:p>
          </table:table-cell>
          <table:table-cell office:value-type="float" office:value="3584" calcext:value-type="float">
            <text:p>3584</text:p>
          </table:table-cell>
          <table:table-cell office:value-type="float" office:value="999" calcext:value-type="float">
            <text:p>99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52772" calcext:value-type="float">
            <text:p>52772</text:p>
          </table:table-cell>
          <table:table-cell office:value-type="string" calcext:value-type="string">
            <text:p>iphotolibraryrecovery.com;dmsgovernance.com;kochmycori.ga;irabotirchupkotha.ml;gaterepair-coronadelmar.com;freemacrecovery.net;holbrookdentist.com;dorun.me;tyywhjjs2.gq;wellmed.us;unplggd.co;speakvorwordci.tk;macdare.com;daemulphohex.tk;*.dmscapitalsolutions.com;*.daemulphohex.tk;dmscapitalsolutions.com;*.asistenciaalcobendas.tk;sni153314.cloudflaressl.com;*.byerate.com;*.asistenciatecnicasargandadelrey.tk;*.carbonheat.ro;*.capsiplexpillsreviews.com;*.chingplemiciti.tk;*.cell-phonerecovery.com;littlestarplus.com;cell-phonerecovery.com;capsiplexpillsreviews.com;carbonheat.ro;satismadrid.tk;*.iphotolibraryrecovery.com;*.inbingertperc.tk;byerate.com;asistenciatecnicasargandadelrey.tk;*.dorun.me;*.dmsgovernance.com;*.fdbgfbhgfh.ga;*.downloadscanpstexefile.com;*.gaterepair-coronadelmar.com;*.freemacrecovery.net;*.holbrookdentist.com;*.hfhdhdh.tk;*.irabotirchupkotha.ml;*.kochmycori.ga;*.littlestarplus.com;*.macdare.com;*.mictacarpa.tk;*.obs.ky;*.rauspeakesed.tk;*.ricutersza.gq;*.satismadrid.tk;*.serviciosalgete.tk;servocalcorcon.tk;speakvorwordci.gq;chingplemiciti.tk;obs.ky;downloadscanpstexefile.com;fdbgfbhgfh.ga;asistenciaalcobendas.tk;rauspeakesed.tk;*.wellmed.us;ricutersza.gq;inbingertperc.tk;*.unplggd.co;serviciosalgete.tk;*.tyywhjjs2.gq;mictacarpa.tk;thenewevangelization.us;*.thenewevangelization.us;hfhdhdh.tk;*.speakvorwordci.tk;*.speakvorwordci.gq;sni153314.cloudflaressl.com;*.servocalcorcon.tk;</text:p>
          </table:table-cell>
          <table:table-cell table:style-name="ce6" office:value-type="string" calcext:value-type="string">
            <text:p>66ed4d0f959d6f06b7f5f32497bcc8d2a91cfe6d2294bdab65b0949cfdb08e1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7])" office:value-type="float" office:value="0" calcext:value-type="float">
            <text:p>0</text:p>
          </table:table-cell>
          <table:table-cell table:formula="of:=COUNTIF([.Q$2:.Q$100];[.Q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data</text:p>
          </table:table-cell>
          <table:table-cell office:value-type="string" calcext:value-type="string">
            <text:p>aerdata.com</text:p>
          </table:table-cell>
          <table:table-cell office:value-type="float" office:value="200" calcext:value-type="float">
            <text:p>200</text:p>
          </table:table-cell>
          <table:table-cell office:value-type="float" office:value="853" calcext:value-type="float">
            <text:p>853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erdata.com;www.aerdata.com;aerdata.nl;www.aerdata.nl;www.aerdata.com;</text:p>
          </table:table-cell>
          <table:table-cell table:style-name="ce6" office:value-type="string" calcext:value-type="string">
            <text:p>6773a18b7f8deee6161db2145a92ede809599b7d89781f6d11a1f5eac735665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8])" office:value-type="float" office:value="0" calcext:value-type="float">
            <text:p>0</text:p>
          </table:table-cell>
          <table:table-cell table:formula="of:=COUNTIF([.Q$2:.Q$100];[.Q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Limerick</text:p>
          </table:table-cell>
          <table:table-cell office:value-type="string" calcext:value-type="string">
            <text:p>ul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30913" calcext:value-type="float">
            <text:p>130913</text:p>
          </table:table-cell>
          <table:table-cell office:value-type="string" calcext:value-type="string">
            <text:p>ul.ie;*.ul.ie;*.ul.ie;</text:p>
          </table:table-cell>
          <table:table-cell table:style-name="ce6" office:value-type="string" calcext:value-type="string">
            <text:p>7ec96a85d86a62c5911bf4f689290ed972cf58c001277315e24219c54464ad1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69])" office:value-type="float" office:value="0" calcext:value-type="float">
            <text:p>0</text:p>
          </table:table-cell>
          <table:table-cell table:formula="of:=COUNTIF([.Q$2:.Q$100];[.Q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ey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2" calcext:value-type="float">
            <text:p>3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ww.ernstyoung.com.au;www.ch.ey.com;ventury-innovation.com;ventury-executive.com;ventury-avocats.com;ey.mobi;www.fsinsights.ey.com;www.webforms.ey.com;www.tahi.maori.nz;www.parthenon.com;www.weinholdlegal.cz;www.betterworkingworld.ey.com;www.de.ey.com;www.aspectsecurity.com;www.eylaw.ca;www.eylaw.co.nz;www.ey-avocats.com;www.rlcf.ey.com;www.eylaw.nz;www.dapartnerspl.com;Bollox-eoo-many-sans-1-104;betterworkingworld.ca;betterworkingworld.biz;betterworkingworld.co.uk;betterworkingworld.co;betterworkingworld.accountants;betterworkingworld.accountant;betterworkingworld.attorney;betterworkingworld.asia;betterworkingworld.consulting;betterworkingworld.com;weinholdlegal.cz;weinholdlegal.com;webforms.ey.com;www.ey.com;eylaw.nz;rlcf.ey.com;EY.COM;dapartnerspl.com;parthenon.ey.com;parthenon.com;platisanastassiadis.com;www.platisanastassiadis.com;ch.ey.com;ernstyoung.com.au;www.ventury-executive.com;www.ventury-innovation.com;www.ey.mobi;www.ventury-avocats.com;ey.com.br;betterworking.world;www.betterworkingworld.ca;www.betterworkingworld.biz;www.betterworking.world;www.ey.com.br;betterworkingworld.us;betterworkingworld.org;www.betterworkingworld.attorney;www.betterworkingworld.asia;www.betterworkingworld.accountants;www.betterworkingworld.accountant;betterworkingworld.mobi;betterworkingworld.net;betterworkingworld.financial;betterworkingworld.global;betterworkingworld.info;betterworkingworld.lawyer;betterworkingworld.de;betterworkingworld.digital;betterworkingworld.eu;betterworkingworld.finance;www.ey.com;www.betterworkingworld.lawyer;www.betterworkingworld.info;www.betterworkingworld.net;www.betterworkingworld.mobi;www.betterworkingworld.us;www.betterworkingworld.org;familybusiness.ey.com;balticcareers.ey.com;www.familybusiness.ey.com;www.balticcareers.ey.com;www.weinholdlegal.com;www.parthenon.ey.com;de.ey.com;betterworkingworld.ey.com;eylaw.ca;aspectsecurity.com;ey-avocats.com;eylaw.co.nz;tahi.maori.nz;fsinsights.ey.com;www.betterworkingworld.com;www.betterworkingworld.consulting;www.betterworkingworld.co;www.betterworkingworld.co.uk;www.betterworkingworld.eu;www.betterworkingworld.finance;www.betterworkingworld.de;www.betterworkingworld.digital;www.betterworkingworld.financial;www.betterworkingworld.global;</text:p>
          </table:table-cell>
          <table:table-cell table:style-name="ce6" office:value-type="string" calcext:value-type="string">
            <text:p>9a9215fc461039279419771f1983412c91332ac68b70d8164be7c9dfd4438ef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70])" office:value-type="float" office:value="0" calcext:value-type="float">
            <text:p>0</text:p>
          </table:table-cell>
          <table:table-cell table:formula="of:=COUNTIF([.Q$2:.Q$100];[.Q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eson</text:p>
          </table:table-cell>
          <table:table-cell office:value-type="string" calcext:value-type="string">
            <text:p>matheson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ww.matheson.com;matheson.com;matheson.com;</text:p>
          </table:table-cell>
          <table:table-cell table:style-name="ce6" office:value-type="string" calcext:value-type="string">
            <text:p>a823709de7da5bbb19105c2bace3cbe79e780fe680dbe514d9bbbe3fd770a97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71])" office:value-type="float" office:value="0" calcext:value-type="float">
            <text:p>0</text:p>
          </table:table-cell>
          <table:table-cell table:formula="of:=COUNTIF([.Q$2:.Q$100];[.Q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co Leasing Software</text:p>
          </table:table-cell>
          <table:table-cell office:value-type="string" calcext:value-type="string">
            <text:p>leasing.sysco-software.com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97366" calcext:value-type="float">
            <text:p>97366</text:p>
          </table:table-cell>
          <table:table-cell office:value-type="string" calcext:value-type="string">
            <text:p>www.leasing.sysco-software.com;leasing.sysco-software.com;leasing.sysco-software.com;</text:p>
          </table:table-cell>
          <table:table-cell table:style-name="ce6" office:value-type="string" calcext:value-type="string">
            <text:p>ebb0a8184a8d55ba671ab5c78fba462cb013fc5129fa8b3233887d61ce32c01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72])" office:value-type="float" office:value="0" calcext:value-type="float">
            <text:p>0</text:p>
          </table:table-cell>
          <table:table-cell table:formula="of:=COUNTIF([.Q$2:.Q$100];[.Q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Handling Partner</text:p>
          </table:table-cell>
          <table:table-cell office:value-type="string" calcext:value-type="string">
            <text:p>skyhandlingpartner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skyhandlingpartner.ie;skyhandlingpartner.ie;</text:p>
          </table:table-cell>
          <table:table-cell table:style-name="ce6" office:value-type="string" calcext:value-type="string">
            <text:p>ef2cb2631684723a659cdcbcfd1ddbce1dc7d080aacaec983cf38232fa68853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0];[.H73])" office:value-type="float" office:value="0" calcext:value-type="float">
            <text:p>0</text:p>
          </table:table-cell>
          <table:table-cell table:formula="of:=COUNTIF([.Q$2:.Q$100];[.Q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bus</text:p>
          </table:table-cell>
          <table:table-cell office:value-type="string" calcext:value-type="string">
            <text:p>airbus.com</text:p>
          </table:table-cell>
          <table:table-cell office:value-type="float" office:value="404" calcext:value-type="float">
            <text:p>404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4])" office:value-type="float" office:value="0" calcext:value-type="float">
            <text:p>0</text:p>
          </table:table-cell>
          <table:table-cell table:formula="of:=COUNTIF([.Q$2:.Q$100];[.Q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castle Ireland</text:p>
          </table:table-cell>
          <table:table-cell office:value-type="string" calcext:value-type="string">
            <text:p>aircastle.com</text:p>
          </table:table-cell>
          <table:table-cell office:value-type="float" office:value="404" calcext:value-type="float">
            <text:p>404</text:p>
          </table:table-cell>
          <table:table-cell office:value-type="float" office:value="1557" calcext:value-type="float">
            <text:p>1557</text:p>
          </table:table-cell>
          <table:table-cell office:value-type="float" office:value="999" calcext:value-type="float">
            <text:p>99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5])" office:value-type="float" office:value="0" calcext:value-type="float">
            <text:p>0</text:p>
          </table:table-cell>
          <table:table-cell table:formula="of:=COUNTIF([.Q$2:.Q$100];[.Q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craft Leasing Ireland</text:p>
          </table:table-cell>
          <table:table-cell office:value-type="string" calcext:value-type="string">
            <text:p>aircraftleasingireland.i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6])" office:value-type="float" office:value="0" calcext:value-type="float">
            <text:p>0</text:p>
          </table:table-cell>
          <table:table-cell table:formula="of:=COUNTIF([.Q$2:.Q$100];[.Q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p</text:p>
          </table:table-cell>
          <table:table-cell office:value-type="string" calcext:value-type="string">
            <text:p>arup.com</text:p>
          </table:table-cell>
          <table:table-cell office:value-type="float" office:value="999" calcext:value-type="float">
            <text:p>999</text:p>
          </table:table-cell>
          <table:table-cell office:value-type="float" office:value="111" calcext:value-type="float">
            <text:p>111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7])" office:value-type="float" office:value="0" calcext:value-type="float">
            <text:p>0</text:p>
          </table:table-cell>
          <table:table-cell table:formula="of:=COUNTIF([.Q$2:.Q$100];[.Q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ic Aviation Group</text:p>
          </table:table-cell>
          <table:table-cell office:value-type="string" calcext:value-type="string">
            <text:p>atlanticaviation.ie</text:p>
          </table:table-cell>
          <table:table-cell office:value-type="float" office:value="200" calcext:value-type="float">
            <text:p>200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8])" office:value-type="float" office:value="0" calcext:value-type="float">
            <text:p>0</text:p>
          </table:table-cell>
          <table:table-cell table:formula="of:=COUNTIF([.Q$2:.Q$100];[.Q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B Aviation</text:p>
          </table:table-cell>
          <table:table-cell office:value-type="string" calcext:value-type="string">
            <text:p>cdbaviation.aero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79])" office:value-type="float" office:value="0" calcext:value-type="float">
            <text:p>0</text:p>
          </table:table-cell>
          <table:table-cell table:formula="of:=COUNTIF([.Q$2:.Q$100];[.Q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 Helicopters</text:p>
          </table:table-cell>
          <table:table-cell office:value-type="string" calcext:value-type="string">
            <text:p>chcheli.com</text:p>
          </table:table-cell>
          <table:table-cell office:value-type="float" office:value="200" calcext:value-type="float">
            <text:p>200</text:p>
          </table:table-cell>
          <table:table-cell office:value-type="float" office:value="20842" calcext:value-type="float">
            <text:p>20842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0])" office:value-type="float" office:value="0" calcext:value-type="float">
            <text:p>0</text:p>
          </table:table-cell>
          <table:table-cell table:formula="of:=COUNTIF([.Q$2:.Q$100];[.Q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it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1])" office:value-type="float" office:value="0" calcext:value-type="float">
            <text:p>0</text:p>
          </table:table-cell>
          <table:table-cell table:formula="of:=COUNTIF([.Q$2:.Q$100];[.Q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 Ireland</text:p>
          </table:table-cell>
          <table:table-cell office:value-type="string" calcext:value-type="string">
            <text:p>enterprise-ireland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2])" office:value-type="float" office:value="0" calcext:value-type="float">
            <text:p>0</text:p>
          </table:table-cell>
          <table:table-cell table:formula="of:=COUNTIF([.Q$2:.Q$100];[.Q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sheds Sutherland</text:p>
          </table:table-cell>
          <table:table-cell office:value-type="string" calcext:value-type="string">
            <text:p>eversheds-sutherland.com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3])" office:value-type="float" office:value="0" calcext:value-type="float">
            <text:p>0</text:p>
          </table:table-cell>
          <table:table-cell table:formula="of:=COUNTIF([.Q$2:.Q$100];[.Q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CAS</text:p>
          </table:table-cell>
          <table:table-cell office:value-type="string" calcext:value-type="string">
            <text:p>gecapital.com</text:p>
          </table:table-cell>
          <table:table-cell office:value-type="float" office:value="404" calcext:value-type="float">
            <text:p>404</text:p>
          </table:table-cell>
          <table:table-cell office:value-type="float" office:value="710" calcext:value-type="float">
            <text:p>710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4])" office:value-type="float" office:value="0" calcext:value-type="float">
            <text:p>0</text:p>
          </table:table-cell>
          <table:table-cell table:formula="of:=COUNTIF([.Q$2:.Q$100];[.Q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t Thornton</text:p>
          </table:table-cell>
          <table:table-cell office:value-type="string" calcext:value-type="string">
            <text:p>grantthornton.ie</text:p>
          </table:table-cell>
          <table:table-cell office:value-type="float" office:value="999" calcext:value-type="float">
            <text:p>999</text:p>
          </table:table-cell>
          <table:table-cell office:value-type="float" office:value="107" calcext:value-type="float">
            <text:p>107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5])" office:value-type="float" office:value="0" calcext:value-type="float">
            <text:p>0</text:p>
          </table:table-cell>
          <table:table-cell table:formula="of:=COUNTIF([.Q$2:.Q$100];[.Q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BC Leasing</text:p>
          </table:table-cell>
          <table:table-cell office:value-type="string" calcext:value-type="string">
            <text:p>icbcleasing.com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6])" office:value-type="float" office:value="0" calcext:value-type="float">
            <text:p>0</text:p>
          </table:table-cell>
          <table:table-cell table:formula="of:=COUNTIF([.Q$2:.Q$100];[.Q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ir Corps</text:p>
          </table:table-cell>
          <table:table-cell office:value-type="string" calcext:value-type="string">
            <text:p>military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7])" office:value-type="float" office:value="0" calcext:value-type="float">
            <text:p>0</text:p>
          </table:table-cell>
          <table:table-cell table:formula="of:=COUNTIF([.Q$2:.Q$100];[.Q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viation Authority</text:p>
          </table:table-cell>
          <table:table-cell office:value-type="string" calcext:value-type="string">
            <text:p>iaa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8])" office:value-type="float" office:value="0" calcext:value-type="float">
            <text:p>0</text:p>
          </table:table-cell>
          <table:table-cell table:formula="of:=COUNTIF([.Q$2:.Q$100];[.Q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viation Students Association</text:p>
          </table:table-cell>
          <table:table-cell office:value-type="string" calcext:value-type="string">
            <text:p>iasa.aero</text:p>
          </table:table-cell>
          <table:table-cell office:value-type="float" office:value="404" calcext:value-type="float">
            <text:p>40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89])" office:value-type="float" office:value="0" calcext:value-type="float">
            <text:p>0</text:p>
          </table:table-cell>
          <table:table-cell table:formula="of:=COUNTIF([.Q$2:.Q$100];[.Q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 Carlow</text:p>
          </table:table-cell>
          <table:table-cell office:value-type="string" calcext:value-type="string">
            <text:p>itcarlow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0])" office:value-type="float" office:value="0" calcext:value-type="float">
            <text:p>0</text:p>
          </table:table-cell>
          <table:table-cell table:formula="of:=COUNTIF([.Q$2:.Q$100];[.Q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man Aviation</text:p>
          </table:table-cell>
          <table:table-cell office:value-type="string" calcext:value-type="string">
            <text:p>karmanaviation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1])" office:value-type="float" office:value="0" calcext:value-type="float">
            <text:p>0</text:p>
          </table:table-cell>
          <table:table-cell table:formula="of:=COUNTIF([.Q$2:.Q$100];[.Q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arie</text:p>
          </table:table-cell>
          <table:table-cell office:value-type="string" calcext:value-type="string">
            <text:p>macquarie.com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2])" office:value-type="float" office:value="0" calcext:value-type="float">
            <text:p>0</text:p>
          </table:table-cell>
          <table:table-cell table:formula="of:=COUNTIF([.Q$2:.Q$100];[.Q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zies Aviation</text:p>
          </table:table-cell>
          <table:table-cell office:value-type="string" calcext:value-type="string">
            <text:p>menziesaviation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3])" office:value-type="float" office:value="0" calcext:value-type="float">
            <text:p>0</text:p>
          </table:table-cell>
          <table:table-cell table:formula="of:=COUNTIF([.Q$2:.Q$100];[.Q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ic Aviation Capital</text:p>
          </table:table-cell>
          <table:table-cell office:value-type="string" calcext:value-type="string">
            <text:p>nac.dk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999" calcext:value-type="float">
            <text:p>999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4])" office:value-type="float" office:value="0" calcext:value-type="float">
            <text:p>0</text:p>
          </table:table-cell>
          <table:table-cell table:formula="of:=COUNTIF([.Q$2:.Q$100];[.Q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 M Aviation</text:p>
          </table:table-cell>
          <table:table-cell office:value-type="string" calcext:value-type="string">
            <text:p>partm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5])" office:value-type="float" office:value="0" calcext:value-type="float">
            <text:p>0</text:p>
          </table:table-cell>
          <table:table-cell table:formula="of:=COUNTIF([.Q$2:.Q$100];[.Q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pwc.ie</text:p>
          </table:table-cell>
          <table:table-cell office:value-type="float" office:value="404" calcext:value-type="float">
            <text:p>404</text:p>
          </table:table-cell>
          <table:table-cell office:value-type="float" office:value="267" calcext:value-type="float">
            <text:p>267</text:p>
          </table:table-cell>
          <table:table-cell office:value-type="float" office:value="999" calcext:value-type="float">
            <text:p>99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6])" office:value-type="float" office:value="0" calcext:value-type="float">
            <text:p>0</text:p>
          </table:table-cell>
          <table:table-cell table:formula="of:=COUNTIF([.Q$2:.Q$100];[.Q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a</text:p>
          </table:table-cell>
          <table:table-cell office:value-type="string" calcext:value-type="string">
            <text:p>sita.aero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7])" office:value-type="float" office:value="0" calcext:value-type="float">
            <text:p>0</text:p>
          </table:table-cell>
          <table:table-cell table:formula="of:=COUNTIF([.Q$2:.Q$100];[.Q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works Capital</text:p>
          </table:table-cell>
          <table:table-cell office:value-type="string" calcext:value-type="string">
            <text:p>skyworkscapital.com</text:p>
          </table:table-cell>
          <table:table-cell office:value-type="float" office:value="200" calcext:value-type="float">
            <text:p>200</text:p>
          </table:table-cell>
          <table:table-cell office:value-type="float" office:value="16731" calcext:value-type="float">
            <text:p>16731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8])" office:value-type="float" office:value="0" calcext:value-type="float">
            <text:p>0</text:p>
          </table:table-cell>
          <table:table-cell table:formula="of:=COUNTIF([.Q$2:.Q$100];[.Q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 Aviation Capital</text:p>
          </table:table-cell>
          <table:table-cell office:value-type="string" calcext:value-type="string">
            <text:p>smbc.aero</text:p>
          </table:table-cell>
          <table:table-cell office:value-type="float" office:value="200" calcext:value-type="float">
            <text:p>200</text:p>
          </table:table-cell>
          <table:table-cell office:value-type="float" office:value="18504" calcext:value-type="float">
            <text:p>18504</text:p>
          </table:table-cell>
          <table:table-cell office:value-type="float" office:value="999" calcext:value-type="float">
            <text:p>99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99])" office:value-type="float" office:value="0" calcext:value-type="float">
            <text:p>0</text:p>
          </table:table-cell>
          <table:table-cell table:formula="of:=COUNTIF([.Q$2:.Q$100];[.Q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D</text:p>
          </table:table-cell>
          <table:table-cell office:value-type="string" calcext:value-type="string">
            <text:p>ucd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0];[.H100])" office:value-type="float" office:value="0" calcext:value-type="float">
            <text:p>0</text:p>
          </table:table-cell>
          <table:table-cell table:formula="of:=COUNTIF([.Q$2:.Q$100];[.Q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air</text:p>
          </table:table-cell>
          <table:table-cell office:value-type="string" calcext:value-type="string">
            <text:p>ryanair.com</text:p>
          </table:table-cell>
          <table:table-cell office:value-type="float" office:value="404" calcext:value-type="float">
            <text:p>404</text:p>
          </table:table-cell>
          <table:table-cell office:value-type="float" office:value="169" calcext:value-type="float">
            <text:p>169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7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6"/>
          <table:table-cell table:number-columns-repeated="5" office:value-type="float" office:value="-1" calcext:value-type="float">
            <text:p>-1</text:p>
          </table:table-cell>
          <table:table-cell/>
          <table:table-cell table:style-name="ce20" table:formula="of:=COUNTIF([.H$2:.H$100];[.H101])" office:value-type="float" office:value="0" calcext:value-type="float">
            <text:p>0</text:p>
          </table:table-cell>
          <table:table-cell table:style-name="ce24" table:formula="of:=COUNTIF([.Q$2:.Q$100];[.Q1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8"/>
          <table:table-cell table:style-name="ce16"/>
          <table:table-cell table:number-columns-repeated="6"/>
          <table:table-cell table:style-name="ce20" table:formula="of:=COUNTIF([.H$2:.H$100];[.H102])" office:value-type="float" office:value="0" calcext:value-type="float">
            <text:p>0</text:p>
          </table:table-cell>
          <table:table-cell table:style-name="ce24" table:formula="of:=COUNTIF([.Q$2:.Q$100];[.Q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air</text:p>
          </table:table-cell>
          <table:table-cell office:value-type="string" calcext:value-type="string">
            <text:p>www.ryanair.com</text:p>
          </table:table-cell>
          <table:table-cell office:value-type="float" office:value="403" calcext:value-type="float">
            <text:p>403</text:p>
          </table:table-cell>
          <table:table-cell office:value-type="float" office:value="556" calcext:value-type="float">
            <text:p>556</text:p>
          </table:table-cell>
          <table:table-cell office:value-type="float" office:value="999" calcext:value-type="float">
            <text:p>99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30315" calcext:value-type="float">
            <text:p>30315</text:p>
          </table:table-cell>
          <table:table-cell office:value-type="string" calcext:value-type="string">
            <text:p>nativeapps2.ryanair.com;desktopapps2.ryanair.com;www.ryanair.com;api.ryanair.com;www.ryanair.com;nativeapps.ryanair.com;desktopapps.ryanair.com;www3.ryanair.com;www2.ryanair.com;api2.ryanair.com;www4.ryanair.com;</text:p>
          </table:table-cell>
          <table:table-cell office:value-type="string" calcext:value-type="string">
            <text:p>26bf91736dd352dc1b32c2273f050a0de1bd1b0a69b0e6e4c13d976b3bf3293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20" table:formula="of:=COUNTIF([.H$2:.H$103];[.H103])" office:value-type="float" office:value="0" calcext:value-type="float">
            <text:p>0</text:p>
          </table:table-cell>
          <table:table-cell table:style-name="ce24" table:formula="of:=COUNTIF([.Q$2:.Q$103];[.Q103])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9"/>
          <table:table-cell/>
        </table:table-row>
        <table:table-row table:style-name="ro1" table:number-rows-repeated="1048471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AviationCompanies_Web.X105:AviationCompanies_Web.X1048576">
            <calcext:condition calcext:apply-style-name="Note" calcext:value="&gt;1" calcext:base-cell-address="AviationCompanies_Web.X105"/>
          </calcext:conditional-format>
          <calcext:conditional-format calcext:target-range-address="AviationCompanies_Web.X104:AviationCompanies_Web.X104 AviationCompanies_Web.X3:AviationCompanies_Web.X100">
            <calcext:condition calcext:apply-style-name="Note" calcext:value="&gt;1" calcext:base-cell-address="AviationCompanies_Web.X3"/>
          </calcext:conditional-format>
          <calcext:conditional-format calcext:target-range-address="AviationCompanies_Web.Q2:AviationCompanies_Web.Q4">
            <calcext:condition calcext:apply-style-name="Accent" calcext:value="duplicate" calcext:base-cell-address="AviationCompanies_Web.Q2"/>
          </calcext:conditional-format>
          <calcext:conditional-format calcext:target-range-address="AviationCompanies_Web.H2:AviationCompanies_Web.H4">
            <calcext:condition calcext:apply-style-name="Accent 3" calcext:value="duplicate" calcext:base-cell-address="AviationCompanies_Web.H2"/>
          </calcext:conditional-format>
          <calcext:conditional-format calcext:target-range-address="AviationCompanies_Web.X2:AviationCompanies_Web.X4">
            <calcext:condition calcext:apply-style-name="Note" calcext:value="&gt;1" calcext:base-cell-address="AviationCompanies_Web.X2"/>
          </calcext:conditional-format>
          <calcext:conditional-format calcext:target-range-address="AviationCompanies_Web.Q5:AviationCompanies_Web.Q100">
            <calcext:condition calcext:apply-style-name="Accent" calcext:value="duplicate" calcext:base-cell-address="AviationCompanies_Web.Q5"/>
          </calcext:conditional-format>
          <calcext:conditional-format calcext:target-range-address="AviationCompanies_Web.H5:AviationCompanies_Web.H100">
            <calcext:condition calcext:apply-style-name="Accent 3" calcext:value="duplicate" calcext:base-cell-address="AviationCompanies_Web.H5"/>
          </calcext:conditional-format>
          <calcext:conditional-format calcext:target-range-address="AviationCompanies_Web.X5:AviationCompanies_Web.X100">
            <calcext:condition calcext:apply-style-name="Note" calcext:value="&gt;1" calcext:base-cell-address="AviationCompanies_Web.X5"/>
          </calcext:conditional-format>
          <calcext:conditional-format calcext:target-range-address="AviationCompanies_Web.Y104:AviationCompanies_Web.Y1048576 AviationCompanies_Web.Y2:AviationCompanies_Web.Y100">
            <calcext:condition calcext:apply-style-name="Note" calcext:value="&gt;1" calcext:base-cell-address="AviationCompanies_Web.Y2"/>
          </calcext:conditional-format>
          <calcext:conditional-format calcext:target-range-address="AviationCompanies_Web.X101:AviationCompanies_Web.X103">
            <calcext:condition calcext:apply-style-name="Note" calcext:value="&gt;1" calcext:base-cell-address="AviationCompanies_Web.X101"/>
          </calcext:conditional-format>
          <calcext:conditional-format calcext:target-range-address="AviationCompanies_Web.Q101:AviationCompanies_Web.Q102">
            <calcext:condition calcext:apply-style-name="Accent" calcext:value="duplicate" calcext:base-cell-address="AviationCompanies_Web.Q101"/>
          </calcext:conditional-format>
          <calcext:conditional-format calcext:target-range-address="AviationCompanies_Web.H101:AviationCompanies_Web.H102">
            <calcext:condition calcext:apply-style-name="Accent 3" calcext:value="duplicate" calcext:base-cell-address="AviationCompanies_Web.H101"/>
          </calcext:conditional-format>
          <calcext:conditional-format calcext:target-range-address="AviationCompanies_Web.X101:AviationCompanies_Web.X103">
            <calcext:condition calcext:apply-style-name="Note" calcext:value="&gt;1" calcext:base-cell-address="AviationCompanies_Web.X101"/>
          </calcext:conditional-format>
          <calcext:conditional-format calcext:target-range-address="AviationCompanies_Web.Y101:AviationCompanies_Web.Y103">
            <calcext:condition calcext:apply-style-name="Note" calcext:value="&gt;1" calcext:base-cell-address="AviationCompanies_Web.Y101"/>
          </calcext:conditional-format>
        </calcext:conditional-formats>
      </table:table>
      <table:named-expressions/>
      <table:database-ranges>
        <table:database-range table:name="__Anonymous_Sheet_DB__0" table:target-range-address="AviationCompanies_Web.A2:AviationCompanies_Web.V100" table:display-filter-buttons="true" table:contains-header="false">
          <table:sort>
            <table:sort-by table:field-number="7" table:data-type="automatic"/>
            <table:sort-by table:field-number="1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1:06:40.644191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8:42:12.989003116</dc:date>
    <meta:editing-duration>PT9H3M30S</meta:editing-duration>
    <meta:editing-cycles>5</meta:editing-cycles>
    <meta:generator>LibreOffice/6.0.7.3$Linux_X86_64 LibreOffice_project/00m0$Build-3</meta:generator>
    <meta:document-statistic meta:table-count="1" meta:cell-count="2292" meta:object-count="0"/>
  </office:meta>
</office:document-meta>
</file>